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2" svg:font-family="'Times New Roman'"/>
    <style:font-face style:name="apple-system" svg:font-family="apple-system, BlinkMacSystemFont, 'Segoe UI', Arial, sans-serif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Console1" svg:font-family="'Lucida Console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fo:background-color="#ffffff" style:font-name-asian="Times New Roman3" style:font-size-asian="14pt" style:font-name-complex="Times New Roman3" style:font-size-complex="14pt"/>
    </style:style>
    <style:style style:name="P2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.2917in" style:auto-text-indent="false" fo:padding="0in" fo:border="none"/>
      <style:text-properties style:font-name="Times New Roman1" fo:font-size="14pt" fo:background-color="#ffffff" style:font-name-asian="Times New Roman3" style:font-size-asian="14pt" style:font-name-complex="Times New Roman3" style:font-size-complex="14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1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1" fo:font-size="16pt" style:font-name-asian="Times New Roman3" style:font-size-asian="16pt" style:font-name-complex="Times New Roman3" style:font-size-complex="16pt"/>
    </style:style>
    <style:style style:name="P5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1" fo:font-size="20pt" officeooo:paragraph-rsid="00221be2" fo:background-color="#ffffff" style:font-name-asian="Times New Roman3" style:font-size-asian="20pt" style:font-name-complex="Times New Roman3" style:font-size-complex="20pt"/>
    </style:style>
    <style:style style:name="P6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</style:style>
    <style:style style:name="P7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P8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4pt" fo:font-weight="normal" officeooo:rsid="001d0575" officeooo:paragraph-rsid="0016099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 fo:orphans="0" fo:widows="0" fo:padding="0in" fo:border="none"/>
    </style:style>
    <style:style style:name="P10" style:family="paragraph" style:parent-style-name="Standard">
      <style:paragraph-properties fo:margin-left="3.4445in" fo:margin-right="0in" fo:margin-top="0in" fo:margin-bottom="0.0835in" loext:contextual-spacing="false" fo:line-height="100%" fo:text-align="start" style:justify-single-word="false" fo:text-indent="0.0555in" style:auto-text-indent="false" fo:padding="0in" fo:border="none"/>
      <style:text-properties style:font-name="Times New Roman1" fo:font-size="14pt" fo:background-color="#ffffff" style:font-name-asian="Times New Roman3" style:font-size-asian="14pt" style:font-name-complex="Times New Roman3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12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1" fo:font-size="14pt" fo:font-weight="bold" officeooo:rsid="001d0575" officeooo:paragraph-rsid="001d0575" style:font-name-asian="Times New Roman3" style:font-size-asian="14pt" style:font-weight-asian="bold" style:font-name-complex="Times New Roman3" style:font-size-complex="14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style:font-name-asian="Times New Roman3" style:font-size-asian="10pt" style:font-name-complex="Times New Roman3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officeooo:rsid="0020a79a" officeooo:paragraph-rsid="0020a79a" style:font-name-asian="Times New Roman3" style:font-size-asian="10pt" style:font-name-complex="Times New Roman3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officeooo:paragraph-rsid="0020a79a"/>
    </style:style>
    <style:style style:name="P17" style:family="paragraph" style:parent-style-name="Standard">
      <style:paragraph-properties fo:margin-left="-0.25in" fo:margin-right="0in" fo:margin-top="0.0083in" fo:margin-bottom="0.0083in" loext:contextual-spacing="false" fo:line-height="100%" fo:text-align="justify" style:justify-single-word="false" fo:orphans="0" fo:widows="0" fo:text-indent="0in" style:auto-text-indent="false"/>
      <style:text-properties style:font-name="Times New Roman1" fo:font-size="14pt" fo:font-weight="bold" officeooo:paragraph-rsid="001d70ab" style:font-name-asian="Times New Roman3" style:font-size-asian="14pt" style:font-weight-asian="bold" style:font-name-complex="Times New Roman3" style:font-size-complex="14pt" style:font-weight-complex="bold"/>
    </style:style>
    <style:style style:name="P18" style:family="paragraph" style:parent-style-name="Standard" style:master-pag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style:page-number="1" fo:padding="0in" fo:border="none"/>
      <style:text-properties style:font-name="Times New Roman1" fo:font-size="14pt" fo:font-weight="bold" fo:background-color="#ffffff" style:font-name-asian="Times New Roman3" style:font-size-asian="14pt" style:font-weight-asian="bold" style:font-name-complex="Times New Roman3" style:font-size-complex="14pt"/>
    </style:style>
    <style:style style:name="P19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.2917in" style:auto-text-indent="false" fo:padding="0in" fo:border="none"/>
      <style:text-properties style:font-name="Times New Roman1" fo:font-size="20pt" officeooo:rsid="0010b910" officeooo:paragraph-rsid="00221be2" fo:background-color="#ffffff" style:font-name-asian="Times New Roman3" style:font-size-asian="20pt" style:font-name-complex="Times New Roman3" style:font-size-complex="20pt"/>
    </style:style>
    <style:style style:name="P20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21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</style:style>
    <style:style style:name="P22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officeooo:paragraph-rsid="0025c604"/>
    </style:style>
    <style:style style:name="P23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officeooo:paragraph-rsid="0026986c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officeooo:paragraph-rsid="0020ac49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officeooo:paragraph-rsid="0026986c"/>
    </style:style>
    <style:style style:name="P26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1" fo:font-size="14pt" fo:font-weight="normal" officeooo:rsid="0020ac49" officeooo:paragraph-rsid="003089ca" style:font-name-asian="Times New Roman3" style:font-size-asian="14pt" style:font-weight-asian="normal" style:font-name-complex="Times New Roman3" style:font-size-complex="14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style:font-name-asian="Times New Roman3" style:font-size-asian="10pt" style:font-name-complex="Times New Roman3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officeooo:rsid="0020a79a" officeooo:paragraph-rsid="0020a79a" style:font-name-asian="Times New Roman3" style:font-size-asian="10pt" style:font-name-complex="Times New Roman3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fo:font-weight="bold" officeooo:rsid="002ebae8" officeooo:paragraph-rsid="002ebae8" style:font-name-asian="Times New Roman3" style:font-size-asian="10pt" style:font-weight-asian="bold" style:font-name-complex="Times New Roman3" style:font-size-complex="10pt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orphans="0" fo:widows="0" fo:text-indent="0in" style:auto-text-indent="false" fo:padding="0in" fo:border="none"/>
      <style:text-properties style:font-name="Times New Roman1" fo:font-size="10pt" fo:font-weight="normal" officeooo:rsid="002ebae8" officeooo:paragraph-rsid="002ebae8" style:font-name-asian="Times New Roman3" style:font-size-asian="10pt" style:font-weight-asian="normal" style:font-name-complex="Times New Roman3" style:font-size-complex="10pt" style:font-weight-complex="normal"/>
    </style:style>
    <style:style style:name="P31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0pt" fo:font-weight="normal" officeooo:rsid="0016099e" officeooo:paragraph-rsid="000f3cb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 fo:font-size="13pt" style:font-size-asian="13pt" style:font-size-complex="13pt"/>
    </style:style>
    <style:style style:name="P33" style:family="paragraph" style:parent-style-name="Standard" style:list-style-name="WWNum1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style:font-name="Times New Roman"/>
    </style:style>
    <style:style style:name="P34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/>
      <style:text-properties style:font-name="Times New Roman1" fo:font-size="14pt" style:font-name-asian="Times New Roman3" style:font-size-asian="14pt" style:font-name-complex="Times New Roman3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/>
      <style:text-properties style:font-name="Times New Roman1" fo:font-size="14pt" fo:font-style="italic" officeooo:rsid="002ebae8" officeooo:paragraph-rsid="002ebae8" style:font-name-asian="Times New Roman3" style:font-size-asian="14pt" style:font-style-asian="italic" style:font-name-complex="Times New Roman3" style:font-size-complex="14pt" style:font-style-complex="italic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/>
      <style:text-properties fo:font-style="italic" officeooo:paragraph-rsid="002ebae8" style:font-style-asian="italic" style:font-style-complex="italic"/>
    </style:style>
    <style:style style:name="P3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0" fo:widows="0" fo:text-indent="0in" style:auto-text-indent="false" fo:padding="0in" fo:border="none"/>
      <style:text-properties style:font-name="Times New Roman1" fo:font-size="10pt" officeooo:rsid="0020a79a" officeooo:paragraph-rsid="0020a79a" style:font-name-asian="Times New Roman3" style:font-size-asian="10pt" style:font-name-complex="Times New Roman3" style:font-size-complex="10pt"/>
    </style:style>
    <style:style style:name="P39" style:family="paragraph" style:parent-style-name="Standard">
      <style:paragraph-properties fo:orphans="0" fo:widows="0" fo:padding="0in" fo:border="none"/>
      <style:text-properties officeooo:paragraph-rsid="002d1330"/>
    </style:style>
    <style:style style:name="P40" style:family="paragraph" style:parent-style-name="Standard">
      <style:paragraph-properties fo:text-align="justify" style:justify-single-word="false" fo:orphans="0" fo:widows="0" fo:padding="0in" fo:border="none"/>
      <style:text-properties officeooo:paragraph-rsid="002d9ab5"/>
    </style:style>
    <style:style style:name="P41" style:family="paragraph" style:parent-style-name="Standard" style:list-style-name="WWNum1">
      <style:paragraph-properties fo:text-align="justify" style:justify-single-word="false" fo:orphans="0" fo:widows="0" fo:padding="0in" fo:border="none"/>
      <style:text-properties style:font-name="Times New Roman" fo:font-size="14pt" fo:font-weight="normal" officeooo:rsid="0027cdca" officeooo:paragraph-rsid="0027cdca" style:font-name-asian="Times New Roman3" style:font-size-asian="14pt" style:font-weight-asian="normal" style:font-name-complex="Times New Roman3" style:font-size-complex="14pt" style:font-weight-complex="normal"/>
    </style:style>
    <style:style style:name="P42" style:family="paragraph" style:parent-style-name="Standard" style:list-style-name="WWNum1">
      <style:paragraph-properties fo:text-align="justify" style:justify-single-word="false" fo:orphans="0" fo:widows="0" fo:padding="0in" fo:border="none"/>
      <style:text-properties style:font-name="Times New Roman" fo:font-size="14pt" officeooo:rsid="002d1330" officeooo:paragraph-rsid="002d1330" style:font-size-asian="14pt" style:font-size-complex="14pt"/>
    </style:style>
    <style:style style:name="P43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4pt" officeooo:rsid="002d1330" officeooo:paragraph-rsid="002d1330" style:font-size-asian="14pt" style:font-size-complex="14pt"/>
    </style:style>
    <style:style style:name="P44" style:family="paragraph" style:parent-style-name="Standard">
      <style:paragraph-properties fo:text-align="justify" style:justify-single-word="false" fo:orphans="0" fo:widows="0" fo:padding="0in" fo:border="none"/>
      <style:text-properties style:font-name="Times New Roman" fo:font-size="14pt" officeooo:paragraph-rsid="0027cdca" style:font-size-asian="14pt" style:font-size-complex="14pt"/>
    </style:style>
    <style:style style:name="P45" style:family="paragraph" style:parent-style-name="Standard" style:list-style-name="WWNum1">
      <style:paragraph-properties fo:text-align="justify" style:justify-single-word="false" fo:orphans="0" fo:widows="0" fo:padding="0in" fo:border="none"/>
      <style:text-properties style:font-name="Times New Roman" officeooo:paragraph-rsid="002d1330"/>
    </style:style>
    <style:style style:name="P46" style:family="paragraph" style:parent-style-name="Standard" style:list-style-name="WWNum1">
      <style:paragraph-properties fo:margin-left="0.5in" fo:margin-right="0in" fo:text-align="justify" style:justify-single-word="false" fo:orphans="0" fo:widows="0" fo:text-indent="-0.25in" style:auto-text-indent="false" fo:padding="0in" fo:border="none"/>
      <style:text-properties style:font-name="Times New Roman1" fo:font-size="14pt" fo:font-weight="bold" officeooo:rsid="001d0575" officeooo:paragraph-rsid="0020ac49" style:font-name-asian="Times New Roman3" style:font-size-asian="14pt" style:font-weight-asian="bold" style:font-name-complex="Times New Roman3" style:font-size-complex="14pt" style:font-weight-complex="bold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-0.25in" style:auto-text-indent="false"/>
      <style:text-properties style:font-name="Times New Roman1" fo:font-size="10pt" fo:font-weight="normal" officeooo:paragraph-rsid="001d70ab" style:font-name-asian="Times New Roman3" style:font-size-asian="10pt" style:font-weight-asian="normal" style:font-name-complex="Times New Roman3" style:font-size-complex="10pt" style:font-weight-complex="normal"/>
    </style:style>
    <style:style style:name="P4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20%" fo:text-align="justify" style:justify-single-word="false" fo:background-color="transparent" style:writing-mode="lr-tb"/>
    </style:style>
    <style:style style:name="P49" style:family="paragraph" style:parent-style-name="Text_20_body">
      <style:paragraph-properties fo:margin-left="0in" fo:margin-right="0in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font-name="Arial1" fo:font-size="12pt" fo:font-style="normal" style:text-underline-style="solid" style:text-underline-width="auto" style:text-underline-color="font-color" fo:font-weight="bold" fo:background-color="transparent"/>
    </style:style>
    <style:style style:name="T1" style:family="text">
      <style:text-properties style:font-name="Times New Roman1" fo:font-size="20pt" fo:font-weight="bold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2" style:family="text">
      <style:text-properties style:font-name="Times New Roman1" fo:font-size="20pt" fo:font-weight="bold" officeooo:rsid="002d1330" fo:background-color="#ffffff" loext:char-shading-value="0" style:font-name-asian="Times New Roman3" style:font-size-asian="20pt" style:font-weight-asian="bold" style:font-name-complex="Times New Roman3" style:font-size-complex="20pt"/>
    </style:style>
    <style:style style:name="T3" style:family="text">
      <style:text-properties style:font-name="Times New Roman1" fo:font-size="14pt" fo:font-weight="bold" style:font-name-asian="Times New Roman3" style:font-size-asian="14pt" style:font-weight-asian="bold" style:font-name-complex="Times New Roman3" style:font-size-complex="14pt" style:font-weight-complex="bold"/>
    </style:style>
    <style:style style:name="T4" style:family="text">
      <style:text-properties style:font-name="Times New Roman1" fo:font-size="14pt" fo:font-weight="bold" officeooo:rsid="00297b69" style:font-name-asian="Times New Roman3" style:font-size-asian="14pt" style:font-weight-asian="bold" style:font-name-complex="Times New Roman3" style:font-size-complex="14pt" style:font-weight-complex="bold"/>
    </style:style>
    <style:style style:name="T5" style:family="text">
      <style:text-properties style:font-name="Times New Roman1" fo:font-size="14pt" fo:font-weight="normal" officeooo:rsid="001db9e3" style:font-name-asian="Times New Roman3" style:font-size-asian="14pt" style:font-weight-asian="normal" style:font-name-complex="Times New Roman3" style:font-size-complex="14pt" style:font-weight-complex="normal"/>
    </style:style>
    <style:style style:name="T6" style:family="text">
      <style:text-properties style:font-name="Times New Roman1" fo:font-size="14pt" fo:font-weight="normal" officeooo:rsid="0025c604" style:font-name-asian="Times New Roman3" style:font-size-asian="14pt" style:font-weight-asian="normal" style:font-name-complex="Times New Roman3" style:font-size-complex="14pt" style:font-weight-complex="normal"/>
    </style:style>
    <style:style style:name="T7" style:family="text">
      <style:text-properties style:font-name="Times New Roman1" fo:font-size="14pt" fo:font-weight="normal" officeooo:rsid="0026986c" style:font-name-asian="Times New Roman3" style:font-size-asian="14pt" style:font-weight-asian="normal" style:font-name-complex="Times New Roman3" style:font-size-complex="14pt" style:font-weight-complex="normal"/>
    </style:style>
    <style:style style:name="T8" style:family="text">
      <style:text-properties style:font-name="Times New Roman1" fo:font-size="14pt" fo:font-weight="normal" officeooo:rsid="002d1330" style:font-name-asian="Times New Roman3" style:font-size-asian="14pt" style:font-weight-asian="normal" style:font-name-complex="Times New Roman3" style:font-size-complex="14pt" style:font-weight-complex="normal"/>
    </style:style>
    <style:style style:name="T9" style:family="text">
      <style:text-properties style:font-name="Times New Roman1" fo:font-size="14pt" fo:font-weight="normal" officeooo:rsid="002ebae8" style:font-name-asian="Times New Roman3" style:font-size-asian="14pt" style:font-weight-asian="normal" style:font-name-complex="Times New Roman3" style:font-size-complex="14pt" style:font-weight-complex="normal"/>
    </style:style>
    <style:style style:name="T10" style:family="text">
      <style:text-properties style:font-name="Times New Roman1" fo:font-size="14pt" fo:font-weight="normal" officeooo:rsid="003089ca" style:font-name-asian="Times New Roman3" style:font-size-asian="14pt" style:font-weight-asian="normal" style:font-name-complex="Times New Roman3" style:font-size-complex="14pt" style:font-weight-complex="normal"/>
    </style:style>
    <style:style style:name="T11" style:family="text">
      <style:text-properties style:font-name="Times New Roman1" fo:font-size="14pt" fo:font-weight="normal" officeooo:rsid="0020ac49" style:font-name-asian="Times New Roman3" style:font-size-asian="14pt" style:font-weight-asian="normal" style:font-name-complex="Times New Roman3" style:font-size-complex="14pt" style:font-weight-complex="normal"/>
    </style:style>
    <style:style style:name="T12" style:family="text">
      <style:text-properties style:font-name="Times New Roman1" fo:font-size="14pt" fo:font-weight="normal" officeooo:rsid="001d0575" style:font-name-asian="Times New Roman3" style:font-size-asian="14pt" style:font-weight-asian="normal" style:font-name-complex="Times New Roman3" style:font-size-complex="14pt" style:font-weight-complex="normal"/>
    </style:style>
    <style:style style:name="T13" style:family="text">
      <style:text-properties style:font-name="Times New Roman1" fo:font-size="14pt" officeooo:rsid="0010b910" style:font-name-asian="Times New Roman3" style:font-size-asian="14pt" style:font-name-complex="Times New Roman3" style:font-size-complex="14pt"/>
    </style:style>
    <style:style style:name="T14" style:family="text">
      <style:text-properties style:font-name="Times New Roman1" fo:font-size="14pt" officeooo:rsid="00221be2" style:font-name-asian="Times New Roman3" style:font-size-asian="14pt" style:font-name-complex="Times New Roman3" style:font-size-complex="14pt"/>
    </style:style>
    <style:style style:name="T15" style:family="text">
      <style:text-properties style:font-name="Times New Roman1" fo:font-size="14pt" officeooo:rsid="002d1330" style:font-name-asian="Times New Roman3" style:font-size-asian="14pt" style:font-name-complex="Times New Roman3" style:font-size-complex="14pt"/>
    </style:style>
    <style:style style:name="T16" style:family="text">
      <style:text-properties style:font-name="Times New Roman1" fo:font-size="14pt" officeooo:rsid="002ebae8" style:font-name-asian="Times New Roman3" style:font-size-asian="14pt" style:font-name-complex="Times New Roman3" style:font-size-complex="14pt"/>
    </style:style>
    <style:style style:name="T17" style:family="text">
      <style:text-properties style:font-name="Times New Roman1" fo:font-size="14pt" fo:font-style="italic" officeooo:rsid="002d1330" style:font-name-asian="Times New Roman3" style:font-size-asian="14pt" style:font-style-asian="italic" style:font-name-complex="Times New Roman3" style:font-size-complex="14pt" style:font-style-complex="italic"/>
    </style:style>
    <style:style style:name="T18" style:family="text">
      <style:text-properties style:font-name="Times New Roman1" fo:font-size="14pt" fo:font-style="normal" officeooo:rsid="002d1330" style:font-name-asian="Times New Roman3" style:font-size-asian="14pt" style:font-style-asian="normal" style:font-name-complex="Times New Roman3" style:font-size-complex="14pt" style:font-style-complex="normal"/>
    </style:style>
    <style:style style:name="T19" style:family="text">
      <style:text-properties style:font-name="Times New Roman1" fo:font-size="10pt" fo:font-weight="bold" officeooo:rsid="0020a79a" style:font-name-asian="Times New Roman3" style:font-size-asian="10pt" style:font-weight-asian="bold" style:font-name-complex="Times New Roman3" style:font-size-complex="10pt" style:font-weight-complex="bold"/>
    </style:style>
    <style:style style:name="T20" style:family="text">
      <style:text-properties style:font-name="Times New Roman1" fo:font-size="10pt" fo:font-weight="bold" officeooo:rsid="002ebae8" style:font-name-asian="Times New Roman3" style:font-size-asian="10pt" style:font-weight-asian="bold" style:font-name-complex="Times New Roman3" style:font-size-complex="10pt" style:font-weight-complex="bold"/>
    </style:style>
    <style:style style:name="T21" style:family="text">
      <style:text-properties officeooo:rsid="000f3cbb"/>
    </style:style>
    <style:style style:name="T22" style:family="text">
      <style:text-properties officeooo:rsid="0010b910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3pt" style:font-size-asian="13pt" style:font-size-complex="13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97b69" style:font-weight-asian="bold" style:font-weight-complex="bold"/>
    </style:style>
    <style:style style:name="T27" style:family="text">
      <style:text-properties officeooo:rsid="001d0575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officeooo:rsid="0026986c"/>
    </style:style>
    <style:style style:name="T30" style:family="text">
      <style:text-properties fo:font-weight="normal" style:font-name-asian="Times New Roman3" style:font-weight-asian="normal" style:font-name-complex="Times New Roman3" style:font-weight-complex="normal"/>
    </style:style>
    <style:style style:name="T31" style:family="text">
      <style:text-properties officeooo:rsid="00297b69"/>
    </style:style>
    <style:style style:name="T32" style:family="text">
      <style:text-properties officeooo:rsid="002d1330"/>
    </style:style>
    <style:style style:name="T33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loext:char-shading-value="0"/>
    </style:style>
    <style:style style:name="T34" style:family="text">
      <style:text-properties fo:font-size="14pt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35" style:family="text">
      <style:text-properties fo:font-size="14pt" fo:font-weight="normal" officeooo:rsid="0027cdca" style:font-name-asian="Times New Roman3" style:font-size-asian="14pt" style:font-weight-asian="normal" style:font-name-complex="Times New Roman3" style:font-size-complex="14pt" style:font-weight-complex="normal"/>
    </style:style>
    <style:style style:name="T36" style:family="text">
      <style:text-properties fo:font-size="14pt" fo:font-weight="normal" officeooo:rsid="002d1330" style:font-name-asian="Times New Roman3" style:font-size-asian="14pt" style:font-weight-asian="normal" style:font-name-complex="Times New Roman3" style:font-size-complex="14pt" style:font-weight-complex="normal"/>
    </style:style>
    <style:style style:name="T37" style:family="text">
      <style:text-properties officeooo:rsid="002d9ab5"/>
    </style:style>
    <style:style style:name="T38" style:family="text">
      <style:text-properties style:font-name="Times New Roman" fo:font-size="14pt" officeooo:rsid="002d9ab5" style:font-size-asian="14pt" style:font-size-complex="14pt"/>
    </style:style>
    <style:style style:name="T39" style:family="text">
      <style:text-properties officeooo:rsid="003089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осковский авиационный институт</text:p>
      <text:p text:style-name="P3">(Национальный исследовательский университет)</text:p>
      <text:p text:style-name="P11"/>
      <text:p text:style-name="P11">Факультет: «Информационные технологии и прикладная математика» </text:p>
      <text:p text:style-name="P11">Кафедра: 806 «Вычислительная математика и <text:s/>программирование» </text:p>
      <text:p text:style-name="P11">Дисциплина: «Объектно-ориентированное программирование» <text:s text:c="2"/></text:p>
      <text:p text:style-name="P1"><text:s/></text:p>
      <text:p text:style-name="P1"><text:s/></text:p>
      <text:p text:style-name="P1"><text:s/></text:p>
      <text:p text:style-name="P1"><text:s/></text:p>
      <text:p text:style-name="P6"><text:span text:style-name="T1">Лабораторная работа № </text:span><text:span text:style-name="T2">6</text:span></text:p>
      <text:p text:style-name="P5">Тема: </text:p>
      <text:p text:style-name="P19">Основы работы с коллекциями: аллокаторы</text:p>
      <text:p text:style-name="P1"/>
      <text:p text:style-name="P4"><text:s/></text:p>
      <text:p text:style-name="P4"><text:s/></text:p>
      <text:p text:style-name="P1"><text:s/></text:p>
      <text:p text:style-name="P10">Студент: Короткевич <text:span text:style-name="T22">Л. В.</text:span></text:p>
      <text:p text:style-name="P10">Группа: 80-20<text:span text:style-name="T21">8</text:span></text:p>
      <text:p text:style-name="P10">Преподаватель: Чернышов Л.Н.</text:p>
      <text:p text:style-name="P10">Дата:</text:p>
      <text:p text:style-name="P10">Оценка:</text:p>
      <text:p text:style-name="P2"/>
      <text:p text:style-name="P2"/>
      <text:p text:style-name="P2"/>
      <text:p text:style-name="P2"><text:s/></text:p>
      <text:p text:style-name="P2"/>
      <text:p text:style-name="P2"/>
      <text:p text:style-name="P2"/>
      <text:p text:style-name="P2"/>
      <text:p text:style-name="P1">Москва, 2020</text:p>
      <text:p text:style-name="P9"><text:soft-page-break/><text:span text:style-name="T4"><text:tab/>1. </text:span><text:span text:style-name="T3">Постановка задачи. </text:span><text:span text:style-name="T5">Вариант </text:span><text:span text:style-name="T8">21</text:span><text:span text:style-name="T5">.</text:span></text:p>
      <text:list xml:id="list3305429747" text:style-name="WWNum1">
        <text:list-header>
          <text:p text:style-name="P21"><text:span text:style-name="T28">Разработать шаблоны классов согласно варианту задания. <text:s/>Параметром шаблона должен являться скалярный тип данных задающий тип данных для о</text:span><text:span text:style-name="T23">си координат. Классы должны иметь только публичные поля. В классах не должно быть методов, только поля. Фигуры являются фигурами вращения (равнобедренными), за исключением трапеции и прямоугольника. Для хранен</text:span><text:span text:style-name="T28">ия координат фигур необходимо использовать шаблон <text:s/>std::pair.</text:span></text:p>
        </text:list-header>
      </text:list>
      <text:p text:style-name="P32">Создать шаблон динамической коллекцию, согласно варианту задания:</text:p>
      <text:p text:style-name="P32">1. <text:s text:c="2"/><text:tab/>Коллекция должна быть реализована с помощью умных указателей (std::shared_ptr, std::weak_ptr). Опционально использование std::unique_ptr;</text:p>
      <text:p text:style-name="P32">2. <text:s text:c="2"/><text:tab/>В качестве параметра шаблона коллекция должна принимать тип данных;</text:p>
      <text:p text:style-name="P32">3. <text:s text:c="2"/><text:tab/>Коллекция должна содержать метод доступа:</text:p>
      <text:p text:style-name="P32">o<text:tab/>Стек – pop, push, top;</text:p>
      <text:p text:style-name="P32">o<text:tab/>Очередь – pop, push, top;</text:p>
      <text:p text:style-name="P32">o<text:tab/>Список, Динамический массив – доступ к элементу по оператору [];</text:p>
      <text:p text:style-name="P32">4. <text:s text:c="2"/><text:tab/>Реализовать аллокатор, который выделяет фиксированный размер памяти (количество блоков памяти – является параметром шаблона аллокатора). Внутри аллокатор должен хранить указатель на используемый блок памяти и динамическую коллекцию указателей на свободные блоки. Динамическая коллекция должна соответствовать варианту задания (Динамический массив, Список, Стек, Очередь);</text:p>
      <text:p text:style-name="P32">5. <text:s text:c="2"/><text:tab/>Коллекция должна использовать аллокатор для выделения и освобождения памяти для своих элементов.</text:p>
      <text:p text:style-name="P32">6. <text:s text:c="2"/><text:tab/>Аллокатор должен быть совместим с контейнерами std::map и std::list (опционально – vector).</text:p>
      <text:p text:style-name="P32">7. <text:s text:c="2"/><text:tab/>Реализовать программу, которая:</text:p>
      <text:p text:style-name="P32">o<text:tab/>Позволяет вводить с клавиатуры фигуры (с типом int в качестве параметра шаблона фигуры) и добавлять в коллекцию использующую аллокатор;</text:p>
      <text:p text:style-name="P32">o<text:tab/>Позволяет удалять элемент из коллекции по номеру элемента;</text:p>
      <text:p text:style-name="P20"><text:span text:style-name="T24">o<text:tab/>Выводит на экран введенные фигуры c помощью std::for_each;</text:span></text:p>
      <text:p text:style-name="P49"><text:bookmark text:name="docs-internal-guid-040baace-7fff-7ecb-08e9-2ec9a02de12c"/><text:span text:style-name="T24">Цель:</text:span></text:p>
      <text:list xml:id="list3377612100" text:style-name="L2">
        <text:list-item>
          <text:p text:style-name="P48"><text:span text:style-name="T33">Изучение основ работы с контейнерами, знакомство концепцией аллокаторов памяти;</text:span></text:p>
        </text:list-item>
      </text:list>
      <text:p text:style-name="P39"><text:span text:style-name="T13">Вариант </text:span><text:span text:style-name="T15">21:</text:span></text:p>
      <text:p text:style-name="P39"><text:span text:style-name="T15">* Фигура: </text:span><text:span text:style-name="T17">Ромб</text:span></text:p>
      <text:p text:style-name="P39"><text:span text:style-name="T14">* Контейнер: </text:span><text:span text:style-name="T17">Очередь</text:span></text:p>
      <text:p text:style-name="P39"><text:span text:style-name="T17">*</text:span><text:span text:style-name="T18"> Аллокатор: </text:span><text:span text:style-name="T17">Дин. массив</text:span></text:p>
      <text:p text:style-name="P7"><text:soft-page-break/><text:tab/><text:span text:style-name="T31">2. </text:span>Описание программы </text:p>
      <text:list xml:id="list1403697541650" text:continue-list="list3305429747" text:style-name="WWNum1">
        <text:list-header>
          <text:p text:style-name="P33"><text:span text:style-name="T34">Программа </text:span><text:span text:style-name="T35">читает </text:span><text:span text:style-name="T34">данные из </text:span><text:span text:style-name="T35">стандартного потока ввода, пишет в стандартный поток вывода</text:span><text:span text:style-name="T34">. </text:span><text:span text:style-name="T36">Операции</text:span><text:span text:style-name="T35">:</text:span></text:p>
        </text:list-header>
        <text:list-item text:start-value="1">
          <text:p text:style-name="P41"><text:span text:style-name="T32">add – <text:s/>д</text:span>Добавить фигуру <text:span text:style-name="T32">в конец очереди</text:span></text:p>
        </text:list-item>
        <text:list-item>
          <text:p text:style-name="P45"><text:span text:style-name="T36">erase idx – удалить фигуру <text:s/>по индексу ixd</text:span></text:p>
        </text:list-item>
        <text:list-item>
          <text:p text:style-name="P42"><text:span text:style-name="T30">print – распечатать фигуры, содержащиеся в очереди</text:span></text:p>
        </text:list-item>
      </text:list>
      <text:p text:style-name="P44">Программа составлена из 3 файлов: <text:span text:style-name="T32">Rhombus</text:span>.h, <text:span text:style-name="T32">Queue</text:span>.<text:span text:style-name="T32">h</text:span>, <text:span text:style-name="T32">Allocator</text:span>.h, <text:span text:style-name="T32">vector.h,</text:span> main.cpp. </text:p>
      <text:p text:style-name="P43">В Rhombus.h описан класс для работы с ромбом: <text:span text:style-name="T37">поля – четыре точки; наличествует также конструктор от 4 точек и метод печати ромба – вывод четырех его точек.</text:span></text:p>
      <text:p text:style-name="P40"><text:span text:style-name="T38">В Queue.h описан класс, реализация структуры данных очередь. Наличествуют итераторы, необходимые для обхода оной; описаны методы Pop, Push, Top. Есть метод, позволяющий производить удаление по элемента по его индексу в очереди. Выделение памяти для очереди проивзодится с помощью аллокатора, описанного в файле Allocator.h.<text:line-break/>В нем наличествует описание всех необходимых методов, реализующих выделение памяти. Указатели на свободные блоки памяти хранятся в динамическом массиве, описанном в файле vector.h. </text:span></text:p>
      <text:p text:style-name="P34"><text:span text:style-name="T26">3. </text:span><text:span text:style-name="T25">Набор <text:s/>тестов</text:span></text:p>
      <text:p text:style-name="P37"><text:span text:style-name="T16">Test №1:</text:span></text:p>
      <text:p text:style-name="P35">add 0 1 2 2 2 1 1 0</text:p>
      <text:p text:style-name="P35">add 1 3 1 3 1 2 1 3</text:p>
      <text:p text:style-name="P35">add -1 1 0 2 1 1 0 0</text:p>
      <text:p text:style-name="P35">add 1 2 3 4 5 6 7 8</text:p>
      <text:p text:style-name="P35">add -1 2 0 4 1 2 0 0</text:p>
      <text:p text:style-name="P35">add 0 2 1 2 0 2 2 2</text:p>
      <text:p text:style-name="P35">print</text:p>
      <text:p text:style-name="P35">erase 0</text:p>
      <text:p text:style-name="P35">print</text:p>
      <text:p text:style-name="P35">erase 1</text:p>
      <text:p text:style-name="P35">erase 0</text:p>
      <text:p text:style-name="P35">erase 0</text:p>
      <text:p text:style-name="P36">Test №2:</text:p>
      <text:p text:style-name="P35">print</text:p>
      <text:p text:style-name="P35">add -3 6 0 12 3 6 0 0</text:p>
      <text:p text:style-name="P35">add 0 1 2 2 2 1 1 0</text:p>
      <text:p text:style-name="P35">add 1 2 3 4 5 6 7 8</text:p>
      <text:p text:style-name="P35">add -2 2 0 4 2 2 0 0</text:p>
      <text:p text:style-name="P35"><text:soft-page-break/>add 0 2 1 2 0 2 2 2</text:p>
      <text:p text:style-name="P35">add 1 3 1 3 1 2 1 3</text:p>
      <text:p text:style-name="P35">print</text:p>
      <text:p text:style-name="P35">erase 1</text:p>
      <text:p text:style-name="P35">print</text:p>
      <text:p text:style-name="P35">erase 1</text:p>
      <text:p text:style-name="P35">erase 0</text:p>
      <text:p text:style-name="P35">erase 0</text:p>
      <text:p text:style-name="P35">print</text:p>
      <text:p text:style-name="P36">Test №3:</text:p>
      <text:p text:style-name="P35">add -1 2 0 4 1 2 0 0</text:p>
      <text:p text:style-name="P35">add -1 1 0 2 1 1 0 0</text:p>
      <text:p text:style-name="P35">add -3 6 0 12 3 6 0 0</text:p>
      <text:p text:style-name="P35">erase 2</text:p>
      <text:p text:style-name="P35">print</text:p>
      <text:p text:style-name="P35">add -3 6 0 12 3 6 0 0</text:p>
      <text:p text:style-name="P35">print</text:p>
      <text:p text:style-name="P35">erase 2</text:p>
      <text:p text:style-name="P35">print </text:p>
      <text:p text:style-name="P35">erase 1</text:p>
      <text:p text:style-name="P35">print </text:p>
      <text:p text:style-name="P35">erase 0</text:p>
      <text:p text:style-name="P17"><text:span text:style-name="T31"><text:tab/>4. </text:span>Результаты выполнения тестов</text:p>
      <text:p text:style-name="P47">[leo@pc LR6]$ ./main &lt;test1</text:p>
      <text:p text:style-name="P47">This isn't rhombus</text:p>
      <text:p text:style-name="P47">This isn't rhombus</text:p>
      <text:p text:style-name="P47">Rhombus successfully added</text:p>
      <text:p text:style-name="P47">This isn't rhombus</text:p>
      <text:p text:style-name="P47">Rhombus successfully added</text:p>
      <text:p text:style-name="P47">This isn't rhombus</text:p>
      <text:p text:style-name="P47">(-1, 1) (0, 2) (1, 1) (0, 0)</text:p>
      <text:p text:style-name="P47">(-1, 2) (0, 4) (1, 2) (0, 0)</text:p>
      <text:p text:style-name="P47">Rhombus with index 0 was successfully deleted</text:p>
      <text:p text:style-name="P47">(-1, 2) (0, 4) (1, 2) (0, 0)</text:p>
      <text:p text:style-name="P47">Out of range</text:p>
      <text:p text:style-name="P47">Rhombus with index 0 was successfully deleted</text:p>
      <text:p text:style-name="P47">Queue is empty</text:p>
      <text:p text:style-name="P47">[leo@pc LR6]$ ./main &lt;test2</text:p>
      <text:p text:style-name="P47">Queue is empty</text:p>
      <text:p text:style-name="P47">Rhombus successfully added</text:p>
      <text:p text:style-name="P47">This isn't rhombus</text:p>
      <text:p text:style-name="P47">This isn't rhombus</text:p>
      <text:p text:style-name="P47">Rhombus successfully added</text:p>
      <text:p text:style-name="P47">This isn't rhombus</text:p>
      <text:p text:style-name="P47">This isn't rhombus</text:p>
      <text:p text:style-name="P47">(-3, 6) (0, 12) (3, 6) (0, 0)</text:p>
      <text:p text:style-name="P47">(-2, 2) (0, 4) (2, 2) (0, 0)</text:p>
      <text:p text:style-name="P47">Rhombus with index 1 was successfully deleted</text:p>
      <text:p text:style-name="P47">(-3, 6) (0, 12) (3, 6) (0, 0)</text:p>
      <text:p text:style-name="P47">Out of range</text:p>
      <text:p text:style-name="P47">Rhombus with index 0 was successfully deleted</text:p>
      <text:p text:style-name="P47"><text:soft-page-break/>Queue is empty</text:p>
      <text:p text:style-name="P47">Queue is empty</text:p>
      <text:p text:style-name="P47">[leo@pc LR6]$ ./main &lt;test3</text:p>
      <text:p text:style-name="P47">Rhombus successfully added</text:p>
      <text:p text:style-name="P47">Rhombus successfully added</text:p>
      <text:p text:style-name="P47">Rhombus successfully added</text:p>
      <text:p text:style-name="P47">Rhombus with index 2 was successfully deleted</text:p>
      <text:p text:style-name="P47">(-1, 2) (0, 4) (1, 2) (0, 0)</text:p>
      <text:p text:style-name="P47">(-1, 1) (0, 2) (1, 1) (0, 0)</text:p>
      <text:p text:style-name="P47">Rhombus successfully added</text:p>
      <text:p text:style-name="P47">(-1, 2) (0, 4) (1, 2) (0, 0)</text:p>
      <text:p text:style-name="P47">(-1, 1) (0, 2) (1, 1) (0, 0)</text:p>
      <text:p text:style-name="P47">(-3, 6) (0, 12) (3, 6) (0, 0)</text:p>
      <text:p text:style-name="P47">Rhombus with index 2 was successfully deleted</text:p>
      <text:p text:style-name="P47">(-1, 2) (0, 4) (1, 2) (0, 0)</text:p>
      <text:p text:style-name="P47">(-1, 1) (0, 2) (1, 1) (0, 0)</text:p>
      <text:p text:style-name="P47">Rhombus with index 1 was successfully deleted</text:p>
      <text:p text:style-name="P47">(-1, 2) (0, 4) (1, 2) (0, 0)</text:p>
      <text:p text:style-name="P47">Rhombus with index 0 was successfully deleted</text:p>
      <text:p text:style-name="P47">Queue is empty</text:p>
      <text:p text:style-name="P12"><text:span text:style-name="T31"><text:tab/>5. </text:span>Листинг программы</text:p>
      <text:p text:style-name="P14"><text:s text:c="7"/><text:span text:style-name="T25">main.cpp</text:span></text:p>
      <text:p text:style-name="P14">/* </text:p>
      <text:p text:style-name="P14">Короткевич Л. В.</text:p>
      <text:p text:style-name="P14">М8О-208Б-19</text:p>
      <text:p text:style-name="P14">github.com/anxieuse/oop_exercise_06</text:p>
      <text:p text:style-name="P14">Вариант 21:</text:p>
      <text:p text:style-name="P14"><text:s text:c="4"/>Фигура: ромб</text:p>
      <text:p text:style-name="P14"><text:s text:c="4"/>Контейнер: очередь</text:p>
      <text:p text:style-name="P14"><text:s text:c="4"/>Аллокатор: дин. массив</text:p>
      <text:p text:style-name="P14">*/</text:p>
      <text:p text:style-name="P14"/>
      <text:p text:style-name="P14">#include &lt;iostream&gt;</text:p>
      <text:p text:style-name="P14">#include &lt;utility&gt;</text:p>
      <text:p text:style-name="P14">#include "Rhombus.h"</text:p>
      <text:p text:style-name="P14">#include &lt;algorithm&gt;</text:p>
      <text:p text:style-name="P14">#include "Queue.h"</text:p>
      <text:p text:style-name="P14"/>
      <text:p text:style-name="P14">const int BLOCK_SIZE = 10000;</text:p>
      <text:p text:style-name="P14"/>
      <text:p text:style-name="P14">double sqDist(std::pair&lt;int, int&gt; a, std::pair&lt;int, int&gt; b)</text:p>
      <text:p text:style-name="P14">{</text:p>
      <text:p text:style-name="P14"><text:s text:c="4"/>return (a.first - b.first) * (a.first - b.first) + (a.second - b.second) * (a.second - b.second);</text:p>
      <text:p text:style-name="P14">}</text:p>
      <text:p text:style-name="P14"/>
      <text:p text:style-name="P14">bool isRhombus(std::pair&lt;int, int&gt; coors[4])</text:p>
      <text:p text:style-name="P14">{</text:p>
      <text:p text:style-name="P14"><text:s text:c="4"/>// a-x-b</text:p>
      <text:p text:style-name="P14"><text:s text:c="4"/>// | <text:s text:c="2"/>|</text:p>
      <text:p text:style-name="P14"><text:s text:c="4"/>// w <text:s text:c="2"/>y</text:p>
      <text:p text:style-name="P14"><text:s text:c="4"/>// | <text:s text:c="2"/>|</text:p>
      <text:p text:style-name="P14"><text:s text:c="4"/>// d-z-c</text:p>
      <text:p text:style-name="P14"><text:s text:c="4"/>std::pair&lt;int, int&gt; w, x, y, z;</text:p>
      <text:p text:style-name="P14"><text:s text:c="4"/>w = coors[0], x = coors[1], y = coors[2], z = coors[3];</text:p>
      <text:p text:style-name="P14"><text:soft-page-break/><text:s text:c="4"/>double a, b, c, d;</text:p>
      <text:p text:style-name="P14"><text:s text:c="4"/>a = sqDist(x, w), b = sqDist(w, z), c = sqDist(z, y), d = sqDist(y, x);</text:p>
      <text:p text:style-name="P14"><text:s text:c="4"/>if (a == b and b == c and c == d)</text:p>
      <text:p text:style-name="P14"><text:s text:c="8"/>return true;</text:p>
      <text:p text:style-name="P14"><text:s text:c="4"/>return false;</text:p>
      <text:p text:style-name="P14">}</text:p>
      <text:p text:style-name="P14"/>
      <text:p text:style-name="P14">void Add(TQueue&lt;TRhombus&lt;int&gt;, TAllocator&lt;TRhombus&lt;int&gt;, BLOCK_SIZE&gt;&gt; &amp;q)</text:p>
      <text:p text:style-name="P14">{</text:p>
      <text:p text:style-name="P14"><text:s text:c="4"/>std::pair&lt;int, int&gt; coors[4];</text:p>
      <text:p text:style-name="P14"><text:s text:c="4"/>for (int i = 0; i &lt; 4; ++i)</text:p>
      <text:p text:style-name="P14"><text:s text:c="4"/>{</text:p>
      <text:p text:style-name="P14"><text:s text:c="8"/>int x, y;</text:p>
      <text:p text:style-name="P14"><text:s text:c="8"/>std::cin &gt;&gt; x &gt;&gt; y;</text:p>
      <text:p text:style-name="P14"><text:s text:c="8"/>coors[i] = std::make_pair(x, y);</text:p>
      <text:p text:style-name="P14"><text:s text:c="4"/>}</text:p>
      <text:p text:style-name="P14"><text:s text:c="4"/>if (isRhombus(coors))</text:p>
      <text:p text:style-name="P14"><text:s text:c="4"/>{</text:p>
      <text:p text:style-name="P14"><text:s text:c="8"/>q.Push(TRhombus&lt;int&gt;(coors[0], coors[1], coors[2], coors[3]));</text:p>
      <text:p text:style-name="P14"><text:s text:c="8"/>std::cout &lt;&lt; "Rhombus successfully added\n";</text:p>
      <text:p text:style-name="P14"><text:s text:c="4"/>}</text:p>
      <text:p text:style-name="P14"><text:s text:c="4"/>else</text:p>
      <text:p text:style-name="P14"><text:s text:c="8"/>std::cout &lt;&lt; "This isn't rhombus\n";</text:p>
      <text:p text:style-name="P14">}</text:p>
      <text:p text:style-name="P14"/>
      <text:p text:style-name="P14">void Erase(TQueue&lt;TRhombus&lt;int&gt;, TAllocator&lt;TRhombus&lt;int&gt;, BLOCK_SIZE&gt;&gt; &amp;q)</text:p>
      <text:p text:style-name="P14">{</text:p>
      <text:p text:style-name="P14"><text:s text:c="4"/>int64_t idx;</text:p>
      <text:p text:style-name="P14"/>
      <text:p text:style-name="P14"><text:s text:c="4"/>std::cin &gt;&gt; idx;</text:p>
      <text:p text:style-name="P14"><text:s text:c="4"/>if (idx &gt;= q.Size())</text:p>
      <text:p text:style-name="P14"><text:s text:c="4"/>{</text:p>
      <text:p text:style-name="P14"><text:s text:c="8"/>if(q.Size())</text:p>
      <text:p text:style-name="P14"><text:s text:c="8"/>std::cout &lt;&lt; "Out of range\n";</text:p>
      <text:p text:style-name="P14"><text:s text:c="8"/>else </text:p>
      <text:p text:style-name="P14"><text:s text:c="8"/>std::cout &lt;&lt; "Queue is empty\n";</text:p>
      <text:p text:style-name="P14"><text:s text:c="4"/>}</text:p>
      <text:p text:style-name="P14"><text:s text:c="4"/>else</text:p>
      <text:p text:style-name="P14"><text:s text:c="4"/>{</text:p>
      <text:p text:style-name="P14"><text:s text:c="8"/>auto it = q.begin();</text:p>
      <text:p text:style-name="P14"><text:s text:c="8"/>std::advance(it, idx);</text:p>
      <text:p text:style-name="P14"><text:s text:c="8"/>q.EraseByPos(it);</text:p>
      <text:p text:style-name="P14"><text:s text:c="8"/>std::cout &lt;&lt; "Rhombus with index " &lt;&lt; idx &lt;&lt; " was successfully deleted\n";</text:p>
      <text:p text:style-name="P14"><text:s text:c="4"/>}</text:p>
      <text:p text:style-name="P14">}</text:p>
      <text:p text:style-name="P14"/>
      <text:p text:style-name="P14">void Print(TQueue&lt;TRhombus&lt;int&gt;, TAllocator&lt;TRhombus&lt;int&gt;, BLOCK_SIZE&gt;&gt; &amp;q)</text:p>
      <text:p text:style-name="P14">{</text:p>
      <text:p text:style-name="P14"><text:s text:c="4"/>if(!q.Size()) {</text:p>
      <text:p text:style-name="P14"><text:s text:c="8"/>std::cout &lt;&lt; "Queue is empty\n";</text:p>
      <text:p text:style-name="P14"><text:s text:c="8"/>return;</text:p>
      <text:p text:style-name="P14"><text:s text:c="4"/>}</text:p>
      <text:p text:style-name="P14"><text:soft-page-break/><text:s text:c="4"/>std::for_each(</text:p>
      <text:p text:style-name="P14"><text:s text:c="8"/>q.begin(),</text:p>
      <text:p text:style-name="P14"><text:s text:c="8"/>q.end(),</text:p>
      <text:p text:style-name="P14"><text:s text:c="8"/>[](const TRhombus&lt;int&gt; &amp;rmb) {</text:p>
      <text:p text:style-name="P14"><text:s text:c="12"/>Print(rmb);</text:p>
      <text:p text:style-name="P14"><text:s text:c="12"/>std::cout &lt;&lt; "\n";</text:p>
      <text:p text:style-name="P14"><text:s text:c="8"/>});</text:p>
      <text:p text:style-name="P14">}</text:p>
      <text:p text:style-name="P14"/>
      <text:p text:style-name="P14">int main()</text:p>
      <text:p text:style-name="P14">{</text:p>
      <text:p text:style-name="P14"><text:s text:c="4"/>TQueue&lt;TRhombus&lt;int&gt;, TAllocator&lt;TRhombus&lt;int&gt;, BLOCK_SIZE&gt;&gt; q;</text:p>
      <text:p text:style-name="P14"><text:s text:c="4"/>std::string cmd;</text:p>
      <text:p text:style-name="P14"/>
      <text:p text:style-name="P14"><text:s text:c="4"/>while (std::cin &gt;&gt; cmd)</text:p>
      <text:p text:style-name="P14"><text:s text:c="4"/>{</text:p>
      <text:p text:style-name="P14"><text:s text:c="8"/>if (cmd == "add")</text:p>
      <text:p text:style-name="P14"><text:s text:c="8"/>{</text:p>
      <text:p text:style-name="P14"><text:s text:c="12"/>Add(q);</text:p>
      <text:p text:style-name="P14"><text:s text:c="8"/>}</text:p>
      <text:p text:style-name="P14"><text:s text:c="8"/>else if (cmd == "erase")</text:p>
      <text:p text:style-name="P14"><text:s text:c="8"/>{</text:p>
      <text:p text:style-name="P14"><text:s text:c="12"/>Erase(q);</text:p>
      <text:p text:style-name="P14"><text:s text:c="8"/>}</text:p>
      <text:p text:style-name="P14"><text:s text:c="8"/>else if (cmd == "print")</text:p>
      <text:p text:style-name="P14"><text:s text:c="8"/>{</text:p>
      <text:p text:style-name="P14"><text:s text:c="12"/>Print(q);</text:p>
      <text:p text:style-name="P14"><text:s text:c="8"/>}</text:p>
      <text:p text:style-name="P14"><text:s text:c="8"/>else</text:p>
      <text:p text:style-name="P14"><text:s text:c="8"/>{</text:p>
      <text:p text:style-name="P14"><text:s text:c="12"/>std::cout &lt;&lt; "Unknown command\n";</text:p>
      <text:p text:style-name="P14"><text:s text:c="12"/>continue;</text:p>
      <text:p text:style-name="P14"><text:s text:c="8"/>}</text:p>
      <text:p text:style-name="P14"><text:s text:c="4"/>}</text:p>
      <text:p text:style-name="P14"><text:s text:c="4"/>return 0;</text:p>
      <text:p text:style-name="P14">}</text:p>
      <text:p text:style-name="P16"><text:span text:style-name="T20">Rhombus</text:span><text:span text:style-name="T19">.h:</text:span></text:p>
      <text:p text:style-name="P15">#ifndef RHOMBUS_H</text:p>
      <text:p text:style-name="P15">#define RHOMBUS_H</text:p>
      <text:p text:style-name="P15"/>
      <text:p text:style-name="P15">#include &lt;utility&gt;</text:p>
      <text:p text:style-name="P15">#include &lt;cmath&gt;</text:p>
      <text:p text:style-name="P15"/>
      <text:p text:style-name="P15">template &lt;typename T1, typename T2&gt;</text:p>
      <text:p text:style-name="P15">std::ostream &amp;operator&lt;&lt;(std::ostream &amp;out, const std::pair&lt;T1, T2&gt; &amp;p)</text:p>
      <text:p text:style-name="P15">{</text:p>
      <text:p text:style-name="P15"><text:s text:c="4"/>out &lt;&lt; "(" &lt;&lt; p.first &lt;&lt; ", " &lt;&lt; p.second &lt;&lt; ")";</text:p>
      <text:p text:style-name="P15"><text:s text:c="4"/>return out;</text:p>
      <text:p text:style-name="P15">}</text:p>
      <text:p text:style-name="P15"/>
      <text:p text:style-name="P15">template &lt;class T&gt;</text:p>
      <text:p text:style-name="P15">struct TRhombus</text:p>
      <text:p text:style-name="P15"><text:soft-page-break/>{</text:p>
      <text:p text:style-name="P15"><text:s text:c="4"/>using type = T;</text:p>
      <text:p text:style-name="P15"><text:s text:c="4"/>using TVertex = std::pair&lt;T, T&gt;;</text:p>
      <text:p text:style-name="P15"><text:s text:c="4"/>TVertex A, B, C, D;</text:p>
      <text:p text:style-name="P15"/>
      <text:p text:style-name="P15"><text:s text:c="4"/>TRhombus() = default;</text:p>
      <text:p text:style-name="P15"/>
      <text:p text:style-name="P15"><text:s text:c="4"/>TRhombus(const TVertex &amp;v1, const TVertex &amp;v2, const TVertex &amp;v3, const TVertex &amp;v4) : A(v1), B(v2), C(v3), D(v4)</text:p>
      <text:p text:style-name="P15"><text:s text:c="4"/>{</text:p>
      <text:p text:style-name="P15"><text:s text:c="4"/>}</text:p>
      <text:p text:style-name="P15">};</text:p>
      <text:p text:style-name="P15"/>
      <text:p text:style-name="P15">template &lt;class T&gt;</text:p>
      <text:p text:style-name="P15">void Print(const TRhombus&lt;T&gt; &amp;r)</text:p>
      <text:p text:style-name="P15">{</text:p>
      <text:p text:style-name="P15"><text:s text:c="4"/>std::cout &lt;&lt; r.A &lt;&lt; " " &lt;&lt; r.B &lt;&lt; " " &lt;&lt; r.C &lt;&lt; " " &lt;&lt; r.D;</text:p>
      <text:p text:style-name="P15">}</text:p>
      <text:p text:style-name="P15"/>
      <text:p text:style-name="P15">#endif</text:p>
      <text:p text:style-name="P16"><text:span text:style-name="T20">Queue</text:span><text:span text:style-name="T19">.h:</text:span></text:p>
      <text:p text:style-name="P15">#pragma once</text:p>
      <text:p text:style-name="P15"/>
      <text:p text:style-name="P15">#include &lt;iterator&gt;</text:p>
      <text:p text:style-name="P15">#include &lt;memory&gt;</text:p>
      <text:p text:style-name="P15"/>
      <text:p text:style-name="P15">template &lt;class T&gt;</text:p>
      <text:p text:style-name="P15">class list</text:p>
      <text:p text:style-name="P15">{</text:p>
      <text:p text:style-name="P15">private:</text:p>
      <text:p text:style-name="P15"><text:s text:c="4"/>struct element; <text:s/>// forward-declaration</text:p>
      <text:p text:style-name="P15"><text:s text:c="4"/>size_t size = 0; // размер списка</text:p>
      <text:p text:style-name="P15">public:</text:p>
      <text:p text:style-name="P15"><text:s text:c="4"/>list() = default; </text:p>
      <text:p text:style-name="P15"/>
      <text:p text:style-name="P15"><text:s text:c="4"/>class forward_iterator</text:p>
      <text:p text:style-name="P15"><text:s text:c="4"/>{</text:p>
      <text:p text:style-name="P15"><text:s text:c="4"/>public:</text:p>
      <text:p text:style-name="P15"><text:s text:c="8"/>using value_type = T;</text:p>
      <text:p text:style-name="P15"><text:s text:c="8"/>using reference = value_type &amp;;</text:p>
      <text:p text:style-name="P15"><text:s text:c="8"/>using pointer = value_type *;</text:p>
      <text:p text:style-name="P15"><text:s text:c="8"/>using difference_type = std::ptrdiff_t;</text:p>
      <text:p text:style-name="P15"><text:s text:c="8"/>using iterator_category = std::forward_iterator_tag;</text:p>
      <text:p text:style-name="P15"><text:s text:c="8"/></text:p>
      <text:p text:style-name="P15"><text:s text:c="8"/>forward_iterator(element *ptr);</text:p>
      <text:p text:style-name="P15"><text:s text:c="8"/>T &amp;operator*();</text:p>
      <text:p text:style-name="P15"><text:s text:c="8"/>forward_iterator &amp;operator++();</text:p>
      <text:p text:style-name="P15"><text:s text:c="8"/>forward_iterator operator++(int);</text:p>
      <text:p text:style-name="P15"><text:s text:c="8"/>bool operator==(const forward_iterator &amp;other) const;</text:p>
      <text:p text:style-name="P15"><text:s text:c="8"/>bool operator!=(const forward_iterator &amp;other) const;</text:p>
      <text:p text:style-name="P15"/>
      <text:p text:style-name="P15"><text:s text:c="4"/>private:</text:p>
      <text:p text:style-name="P15"><text:soft-page-break/><text:s text:c="8"/>element *it_ptr;</text:p>
      <text:p text:style-name="P15"><text:s text:c="8"/>friend list;</text:p>
      <text:p text:style-name="P15"><text:s text:c="4"/>};</text:p>
      <text:p text:style-name="P15"/>
      <text:p text:style-name="P15"><text:s text:c="4"/>forward_iterator begin();</text:p>
      <text:p text:style-name="P15"><text:s text:c="4"/>forward_iterator end();</text:p>
      <text:p text:style-name="P15"><text:s text:c="4"/>void push_back(const T &amp;value);</text:p>
      <text:p text:style-name="P15"><text:s text:c="4"/>void push_front(const T &amp;value);</text:p>
      <text:p text:style-name="P38"><text:s text:c="4"/>T &amp;front();</text:p>
      <text:p text:style-name="P38"><text:s text:c="4"/>T &amp;back();</text:p>
      <text:p text:style-name="P38"><text:s text:c="4"/>void pop_back();</text:p>
      <text:p text:style-name="P38"><text:s text:c="4"/>void pop_front();</text:p>
      <text:p text:style-name="P38"><text:s text:c="4"/>size_t length();</text:p>
      <text:p text:style-name="P38"><text:s text:c="4"/>bool empty();</text:p>
      <text:p text:style-name="P38"><text:s text:c="4"/>void delete_by_it(forward_iterator d_it);</text:p>
      <text:p text:style-name="P38"><text:s text:c="4"/>void delete_by_number(size_t N);</text:p>
      <text:p text:style-name="P38"><text:s text:c="4"/>void insert_by_it(forward_iterator ins_it, T &amp;value);</text:p>
      <text:p text:style-name="P38"><text:s text:c="4"/>void insert_by_number(size_t N, T &amp;value);</text:p>
      <text:p text:style-name="P38"><text:s text:c="4"/>list &amp;operator=(const list &amp;other);</text:p>
      <text:p text:style-name="P38"><text:s text:c="4"/>T &amp;operator[](size_t index);</text:p>
      <text:p text:style-name="P15"/>
      <text:p text:style-name="P15">private:</text:p>
      <text:p text:style-name="P15"><text:s text:c="4"/>struct element</text:p>
      <text:p text:style-name="P15"><text:s text:c="4"/>{</text:p>
      <text:p text:style-name="P15"><text:s text:c="8"/>T value;</text:p>
      <text:p text:style-name="P15"><text:s text:c="8"/>std::unique_ptr&lt;element&gt; next_element;</text:p>
      <text:p text:style-name="P15"><text:s text:c="8"/>element *prev_element = nullptr;</text:p>
      <text:p text:style-name="P15"><text:s text:c="8"/>element(const T &amp;value_) : value(value_) {}</text:p>
      <text:p text:style-name="P15"><text:s text:c="8"/>forward_iterator next();</text:p>
      <text:p text:style-name="P15"><text:s text:c="4"/>};</text:p>
      <text:p text:style-name="P15"/>
      <text:p text:style-name="P15"><text:s text:c="4"/>std::unique_ptr&lt;element&gt; head;</text:p>
      <text:p text:style-name="P15"><text:s text:c="4"/>element *tail = nullptr;</text:p>
      <text:p text:style-name="P15">};</text:p>
      <text:p text:style-name="P15"/>
      <text:p text:style-name="P15">template &lt;class T&gt;</text:p>
      <text:p text:style-name="P15">typename list&lt;T&gt;::forward_iterator list&lt;T&gt;::begin()</text:p>
      <text:p text:style-name="P15">{</text:p>
      <text:p text:style-name="P15"><text:s text:c="4"/>return forward_iterator(head.get());</text:p>
      <text:p text:style-name="P15">}</text:p>
      <text:p text:style-name="P15"/>
      <text:p text:style-name="P15">template &lt;class T&gt;</text:p>
      <text:p text:style-name="P15">typename list&lt;T&gt;::forward_iterator list&lt;T&gt;::end()</text:p>
      <text:p text:style-name="P15">{</text:p>
      <text:p text:style-name="P15"><text:s text:c="4"/>return forward_iterator(nullptr);</text:p>
      <text:p text:style-name="P15">}</text:p>
      <text:p text:style-name="P15">template &lt;class T&gt;</text:p>
      <text:p text:style-name="P15">size_t list&lt;T&gt;::length()</text:p>
      <text:p text:style-name="P15">{</text:p>
      <text:p text:style-name="P15"><text:s text:c="4"/>return size;</text:p>
      <text:p text:style-name="P15">}</text:p>
      <text:p text:style-name="P15">template &lt;class T&gt;</text:p>
      <text:p text:style-name="P15"><text:soft-page-break/>bool list&lt;T&gt;::empty()</text:p>
      <text:p text:style-name="P15">{</text:p>
      <text:p text:style-name="P15"><text:s text:c="4"/>return length() == 0;</text:p>
      <text:p text:style-name="P15">}</text:p>
      <text:p text:style-name="P15"/>
      <text:p text:style-name="P15">template &lt;class T&gt;</text:p>
      <text:p text:style-name="P15">void list&lt;T&gt;::push_back(const T &amp;value)</text:p>
      <text:p text:style-name="P15">{</text:p>
      <text:p text:style-name="P15"><text:s text:c="4"/>if (!size)</text:p>
      <text:p text:style-name="P15"><text:s text:c="4"/>{</text:p>
      <text:p text:style-name="P15"><text:s text:c="8"/>head = std::make_unique&lt;element&gt;(value);</text:p>
      <text:p text:style-name="P15"><text:s text:c="8"/>tail = head.get();</text:p>
      <text:p text:style-name="P15"><text:s text:c="8"/>size++;</text:p>
      <text:p text:style-name="P15"><text:s text:c="8"/>return;</text:p>
      <text:p text:style-name="P15"><text:s text:c="4"/>}</text:p>
      <text:p text:style-name="P15"/>
      <text:p text:style-name="P15"><text:s text:c="4"/>tail-&gt;next_element = std::make_unique&lt;element&gt;(value);</text:p>
      <text:p text:style-name="P15"><text:s text:c="4"/>element *temp = tail; </text:p>
      <text:p text:style-name="P15"><text:s text:c="4"/>tail = tail-&gt;next_element.get();</text:p>
      <text:p text:style-name="P15"><text:s text:c="4"/>tail-&gt;prev_element = temp; </text:p>
      <text:p text:style-name="P15"/>
      <text:p text:style-name="P15"><text:s text:c="4"/>size++;</text:p>
      <text:p text:style-name="P15">}</text:p>
      <text:p text:style-name="P15"/>
      <text:p text:style-name="P15">template &lt;class T&gt;</text:p>
      <text:p text:style-name="P15">void list&lt;T&gt;::push_front(const T &amp;value)</text:p>
      <text:p text:style-name="P15">{</text:p>
      <text:p text:style-name="P15"><text:s text:c="4"/>size++;</text:p>
      <text:p text:style-name="P15"/>
      <text:p text:style-name="P15"><text:s text:c="4"/>std::unique_ptr&lt;element&gt; tmp = std::move(head);</text:p>
      <text:p text:style-name="P15"><text:s text:c="4"/>head = std::make_unique&lt;element&gt;(value);</text:p>
      <text:p text:style-name="P15"><text:s text:c="4"/>head-&gt;next_element = std::move(tmp);</text:p>
      <text:p text:style-name="P15"/>
      <text:p text:style-name="P15"><text:s text:c="4"/>if (head-&gt;next_element != nullptr)</text:p>
      <text:p text:style-name="P15"><text:s text:c="8"/>head-&gt;next_element-&gt;prev_element = head.get();</text:p>
      <text:p text:style-name="P15"><text:s text:c="8"/></text:p>
      <text:p text:style-name="P15"><text:s text:c="4"/>if (size == 1)</text:p>
      <text:p text:style-name="P15"><text:s text:c="4"/>{</text:p>
      <text:p text:style-name="P15"><text:s text:c="8"/>tail = head.get();</text:p>
      <text:p text:style-name="P15"><text:s text:c="4"/>}</text:p>
      <text:p text:style-name="P15"><text:s text:c="4"/>if (size == 2)</text:p>
      <text:p text:style-name="P15"><text:s text:c="4"/>{</text:p>
      <text:p text:style-name="P15"><text:s text:c="8"/>tail = head-&gt;next_element.get();</text:p>
      <text:p text:style-name="P15"><text:s text:c="4"/>}</text:p>
      <text:p text:style-name="P15">}</text:p>
      <text:p text:style-name="P15"/>
      <text:p text:style-name="P15">template &lt;class T&gt;</text:p>
      <text:p text:style-name="P15">void list&lt;T&gt;::pop_front()</text:p>
      <text:p text:style-name="P15">{</text:p>
      <text:p text:style-name="P15"><text:s text:c="4"/>if (size == 0)</text:p>
      <text:p text:style-name="P15"><text:s text:c="4"/>{</text:p>
      <text:p text:style-name="P15"><text:s text:c="8"/>throw "error: list is empty";</text:p>
      <text:p text:style-name="P15"><text:soft-page-break/><text:s text:c="4"/>}</text:p>
      <text:p text:style-name="P15"><text:s text:c="4"/>if (size == 1)</text:p>
      <text:p text:style-name="P15"><text:s text:c="4"/>{</text:p>
      <text:p text:style-name="P15"><text:s text:c="8"/>head = nullptr;</text:p>
      <text:p text:style-name="P15"><text:s text:c="8"/>tail = nullptr;</text:p>
      <text:p text:style-name="P15"><text:s text:c="8"/>size--;</text:p>
      <text:p text:style-name="P15"><text:s text:c="8"/>return;</text:p>
      <text:p text:style-name="P15"><text:s text:c="4"/>}</text:p>
      <text:p text:style-name="P15"><text:s text:c="4"/>head = std::move(head-&gt;next_element);</text:p>
      <text:p text:style-name="P15"><text:s text:c="4"/>head-&gt;prev_element = nullptr;</text:p>
      <text:p text:style-name="P15"><text:s text:c="4"/>size--;</text:p>
      <text:p text:style-name="P15">}</text:p>
      <text:p text:style-name="P15"/>
      <text:p text:style-name="P15">template &lt;class T&gt;</text:p>
      <text:p text:style-name="P15">void list&lt;T&gt;::pop_back()</text:p>
      <text:p text:style-name="P15">{</text:p>
      <text:p text:style-name="P15"><text:s text:c="4"/>if (size == 0)</text:p>
      <text:p text:style-name="P15"><text:s text:c="4"/>{</text:p>
      <text:p text:style-name="P15"><text:s text:c="8"/>throw "error: list is empty";</text:p>
      <text:p text:style-name="P15"><text:s text:c="4"/>}</text:p>
      <text:p text:style-name="P15"><text:s text:c="4"/>if (tail-&gt;prev_element)</text:p>
      <text:p text:style-name="P15"><text:s text:c="4"/>{</text:p>
      <text:p text:style-name="P15"><text:s text:c="8"/>element *tmp = tail-&gt;prev_element;</text:p>
      <text:p text:style-name="P15"><text:s text:c="8"/>tail-&gt;prev_element-&gt;next_element = nullptr;</text:p>
      <text:p text:style-name="P15"><text:s text:c="8"/>tail = tmp;</text:p>
      <text:p text:style-name="P15"><text:s text:c="4"/>}</text:p>
      <text:p text:style-name="P15"><text:s text:c="4"/>else</text:p>
      <text:p text:style-name="P15"><text:s text:c="4"/>{</text:p>
      <text:p text:style-name="P15"><text:s text:c="8"/>head = nullptr;</text:p>
      <text:p text:style-name="P15"><text:s text:c="8"/>tail = nullptr;</text:p>
      <text:p text:style-name="P15"><text:s text:c="4"/>}</text:p>
      <text:p text:style-name="P15"><text:s text:c="4"/>size--;</text:p>
      <text:p text:style-name="P15">}</text:p>
      <text:p text:style-name="P15"/>
      <text:p text:style-name="P15">template &lt;class T&gt;</text:p>
      <text:p text:style-name="P15">T &amp;list&lt;T&gt;::front()</text:p>
      <text:p text:style-name="P15">{</text:p>
      <text:p text:style-name="P15"><text:s text:c="4"/>if (size == 0)</text:p>
      <text:p text:style-name="P15"><text:s text:c="4"/>{</text:p>
      <text:p text:style-name="P15"><text:s text:c="8"/>throw "error: list is empty";</text:p>
      <text:p text:style-name="P15"><text:s text:c="4"/>}</text:p>
      <text:p text:style-name="P15"><text:s text:c="4"/>return head-&gt;value;</text:p>
      <text:p text:style-name="P15">}</text:p>
      <text:p text:style-name="P15"/>
      <text:p text:style-name="P15">template &lt;class T&gt;</text:p>
      <text:p text:style-name="P15">T &amp;list&lt;T&gt;::back()</text:p>
      <text:p text:style-name="P15">{</text:p>
      <text:p text:style-name="P15"><text:s text:c="4"/>if (size == 0)</text:p>
      <text:p text:style-name="P15"><text:s text:c="4"/>{</text:p>
      <text:p text:style-name="P15"><text:s text:c="8"/>throw "error: list is empty";</text:p>
      <text:p text:style-name="P15"><text:s text:c="4"/>}</text:p>
      <text:p text:style-name="P15"><text:s text:c="4"/>forward_iterator i = this-&gt;begin();</text:p>
      <text:p text:style-name="P15"><text:soft-page-break/><text:s text:c="4"/>while (i.it_ptr-&gt;next() != this-&gt;end())</text:p>
      <text:p text:style-name="P15"><text:s text:c="4"/>{</text:p>
      <text:p text:style-name="P15"><text:s text:c="8"/>i++;</text:p>
      <text:p text:style-name="P15"><text:s text:c="4"/>}</text:p>
      <text:p text:style-name="P15"><text:s text:c="4"/>return *i;</text:p>
      <text:p text:style-name="P15">}</text:p>
      <text:p text:style-name="P15"/>
      <text:p text:style-name="P15">template &lt;class T&gt;</text:p>
      <text:p text:style-name="P15">list&lt;T&gt; &amp;list&lt;T&gt;::operator=(const list&lt;T&gt; &amp;other)</text:p>
      <text:p text:style-name="P15">{</text:p>
      <text:p text:style-name="P15"><text:s text:c="4"/>if (this == &amp;other) </text:p>
      <text:p text:style-name="P15"><text:s text:c="8"/>return *this;</text:p>
      <text:p text:style-name="P15"/>
      <text:p text:style-name="P15"><text:s text:c="4"/>size = other.size;</text:p>
      <text:p text:style-name="P15"><text:s text:c="4"/>head = std::move(other.head);</text:p>
      <text:p text:style-name="P15"/>
      <text:p text:style-name="P15"><text:s text:c="4"/>return *this;</text:p>
      <text:p text:style-name="P15">}</text:p>
      <text:p text:style-name="P15"/>
      <text:p text:style-name="P15">template &lt;class T&gt;</text:p>
      <text:p text:style-name="P15">void list&lt;T&gt;::delete_by_it(list&lt;T&gt;::forward_iterator d_it)</text:p>
      <text:p text:style-name="P15">{</text:p>
      <text:p text:style-name="P15"><text:s text:c="4"/>forward_iterator i = this-&gt;begin(), end = this-&gt;end();</text:p>
      <text:p text:style-name="P15"><text:s text:c="4"/>if (d_it == end)</text:p>
      <text:p text:style-name="P15"><text:s text:c="8"/>throw "error: out of range";</text:p>
      <text:p text:style-name="P15"><text:s text:c="4"/>if (d_it == this-&gt;begin())</text:p>
      <text:p text:style-name="P15"><text:s text:c="4"/>{</text:p>
      <text:p text:style-name="P15"><text:s text:c="8"/>this-&gt;pop_front();</text:p>
      <text:p text:style-name="P15"><text:s text:c="8"/>return;</text:p>
      <text:p text:style-name="P15"><text:s text:c="4"/>}</text:p>
      <text:p text:style-name="P15"><text:s text:c="4"/>if (d_it.it_ptr == tail)</text:p>
      <text:p text:style-name="P15"><text:s text:c="4"/>{</text:p>
      <text:p text:style-name="P15"><text:s text:c="8"/>this-&gt;pop_back();</text:p>
      <text:p text:style-name="P15"><text:s text:c="8"/>return;</text:p>
      <text:p text:style-name="P15"><text:s text:c="4"/>}</text:p>
      <text:p text:style-name="P15"><text:s text:c="4"/>if (d_it.it_ptr == nullptr)</text:p>
      <text:p text:style-name="P15"><text:s text:c="8"/>throw "error: out of range";</text:p>
      <text:p text:style-name="P15"><text:s text:c="4"/>auto temp = d_it.it_ptr-&gt;prev_element;</text:p>
      <text:p text:style-name="P15"><text:s text:c="4"/>std::unique_ptr&lt;element&gt; temp1 = std::move(d_it.it_ptr-&gt;next_element);</text:p>
      <text:p text:style-name="P15"><text:s text:c="4"/>d_it.it_ptr = d_it.it_ptr-&gt;prev_element;</text:p>
      <text:p text:style-name="P15"><text:s text:c="4"/>d_it.it_ptr-&gt;next_element = std::move(temp1);</text:p>
      <text:p text:style-name="P15"><text:s text:c="4"/>d_it.it_ptr-&gt;next_element-&gt;prev_element = temp;</text:p>
      <text:p text:style-name="P15"><text:s text:c="4"/>size--;</text:p>
      <text:p text:style-name="P15">}</text:p>
      <text:p text:style-name="P15"/>
      <text:p text:style-name="P15">template &lt;class T&gt;</text:p>
      <text:p text:style-name="P15">void list&lt;T&gt;::delete_by_number(size_t N)</text:p>
      <text:p text:style-name="P15">{</text:p>
      <text:p text:style-name="P15"><text:s text:c="4"/>forward_iterator it = this-&gt;begin();</text:p>
      <text:p text:style-name="P15"><text:s text:c="4"/>for (size_t i = 0; i &lt; N; ++i)</text:p>
      <text:p text:style-name="P15"><text:s text:c="4"/>{</text:p>
      <text:p text:style-name="P15"><text:s text:c="8"/>++it;</text:p>
      <text:p text:style-name="P15"><text:soft-page-break/><text:s text:c="4"/>}</text:p>
      <text:p text:style-name="P15"><text:s text:c="4"/>this-&gt;delete_by_it(it);</text:p>
      <text:p text:style-name="P15">}</text:p>
      <text:p text:style-name="P15"/>
      <text:p text:style-name="P15">template &lt;class T&gt;</text:p>
      <text:p text:style-name="P15">void list&lt;T&gt;::insert_by_it(list&lt;T&gt;::forward_iterator ins_it, T &amp;value)</text:p>
      <text:p text:style-name="P15">{</text:p>
      <text:p text:style-name="P15"><text:s text:c="4"/>std::unique_ptr&lt;element&gt; tmp = std::make_unique&lt;element&gt;(value);</text:p>
      <text:p text:style-name="P15"><text:s text:c="4"/>forward_iterator i = this-&gt;begin();</text:p>
      <text:p text:style-name="P15"><text:s text:c="4"/>if (ins_it == this-&gt;begin())</text:p>
      <text:p text:style-name="P15"><text:s text:c="4"/>{</text:p>
      <text:p text:style-name="P15"><text:s text:c="8"/>this-&gt;push_front(value);</text:p>
      <text:p text:style-name="P15"><text:s text:c="8"/>return;</text:p>
      <text:p text:style-name="P15"><text:s text:c="4"/>}</text:p>
      <text:p text:style-name="P15"><text:s text:c="4"/>if (ins_it.it_ptr == nullptr)</text:p>
      <text:p text:style-name="P15"><text:s text:c="4"/>{</text:p>
      <text:p text:style-name="P15"><text:s text:c="8"/>this-&gt;push_back(value);</text:p>
      <text:p text:style-name="P15"><text:s text:c="8"/>return;</text:p>
      <text:p text:style-name="P15"><text:s text:c="4"/>}</text:p>
      <text:p text:style-name="P15"/>
      <text:p text:style-name="P15"><text:s text:c="4"/>tmp-&gt;prev_element = ins_it.it_ptr-&gt;prev_element;</text:p>
      <text:p text:style-name="P15"><text:s text:c="4"/>ins_it.it_ptr-&gt;prev_element = tmp.get();</text:p>
      <text:p text:style-name="P15"><text:s text:c="4"/>tmp-&gt;next_element = std::move(tmp-&gt;prev_element-&gt;next_element);</text:p>
      <text:p text:style-name="P15"><text:s text:c="4"/>tmp-&gt;prev_element-&gt;next_element = std::move(tmp);</text:p>
      <text:p text:style-name="P15"/>
      <text:p text:style-name="P15"><text:s text:c="4"/>size++;</text:p>
      <text:p text:style-name="P15">}</text:p>
      <text:p text:style-name="P15"/>
      <text:p text:style-name="P15">template &lt;class T&gt;</text:p>
      <text:p text:style-name="P15">void list&lt;T&gt;::insert_by_number(size_t N, T &amp;value)</text:p>
      <text:p text:style-name="P15">{</text:p>
      <text:p text:style-name="P15"><text:s text:c="4"/>forward_iterator it = this-&gt;begin();</text:p>
      <text:p text:style-name="P15"><text:s text:c="4"/>if (N &gt; this-&gt;length() || N &lt; 0)</text:p>
      <text:p text:style-name="P15"><text:s text:c="8"/>throw "error: out of range";</text:p>
      <text:p text:style-name="P15"><text:s text:c="4"/>else</text:p>
      <text:p text:style-name="P15"><text:s text:c="8"/>for (size_t i = 0; i &lt; N; ++i)</text:p>
      <text:p text:style-name="P15"><text:s text:c="8"/>{</text:p>
      <text:p text:style-name="P15"><text:s text:c="12"/>++it;</text:p>
      <text:p text:style-name="P15"><text:s text:c="8"/>}</text:p>
      <text:p text:style-name="P15"><text:s text:c="4"/>this-&gt;insert_by_it(it, value);</text:p>
      <text:p text:style-name="P15">}</text:p>
      <text:p text:style-name="P15">template &lt;class T&gt;</text:p>
      <text:p text:style-name="P15">typename list&lt;T&gt;::forward_iterator list&lt;T&gt;::element::next()</text:p>
      <text:p text:style-name="P15">{</text:p>
      <text:p text:style-name="P15"><text:s text:c="4"/>return forward_iterator(this-&gt;next_element.get());</text:p>
      <text:p text:style-name="P15">}</text:p>
      <text:p text:style-name="P15"/>
      <text:p text:style-name="P15">template &lt;class T&gt;</text:p>
      <text:p text:style-name="P15">list&lt;T&gt;::forward_iterator::forward_iterator(list&lt;T&gt;::element *ptr)</text:p>
      <text:p text:style-name="P15">{</text:p>
      <text:p text:style-name="P15"><text:s text:c="4"/>it_ptr = ptr;</text:p>
      <text:p text:style-name="P15">}</text:p>
      <text:p text:style-name="P15"><text:soft-page-break/></text:p>
      <text:p text:style-name="P15">template &lt;class T&gt;</text:p>
      <text:p text:style-name="P15">T &amp;list&lt;T&gt;::forward_iterator::operator*()</text:p>
      <text:p text:style-name="P15">{</text:p>
      <text:p text:style-name="P15"><text:s text:c="4"/>return this-&gt;it_ptr-&gt;value;</text:p>
      <text:p text:style-name="P15">}</text:p>
      <text:p text:style-name="P15">template &lt;class T&gt;</text:p>
      <text:p text:style-name="P15">T &amp;list&lt;T&gt;::operator[](size_t index)</text:p>
      <text:p text:style-name="P15">{</text:p>
      <text:p text:style-name="P15"><text:s text:c="4"/>if (index &lt; 0 || index &gt;= size)</text:p>
      <text:p text:style-name="P15"><text:s text:c="4"/>{</text:p>
      <text:p text:style-name="P15"><text:s text:c="8"/>throw "error: out of range";</text:p>
      <text:p text:style-name="P15"><text:s text:c="4"/>}</text:p>
      <text:p text:style-name="P15"><text:s text:c="4"/>forward_iterator it = this-&gt;begin();</text:p>
      <text:p text:style-name="P15"><text:s text:c="4"/>for (size_t i = 0; i &lt; index; i++)</text:p>
      <text:p text:style-name="P15"><text:s text:c="4"/>{</text:p>
      <text:p text:style-name="P15"><text:s text:c="8"/>it++;</text:p>
      <text:p text:style-name="P15"><text:s text:c="4"/>}</text:p>
      <text:p text:style-name="P15"><text:s text:c="4"/>return *it;</text:p>
      <text:p text:style-name="P15">}</text:p>
      <text:p text:style-name="P15"/>
      <text:p text:style-name="P15">template &lt;class T&gt;</text:p>
      <text:p text:style-name="P15">typename list&lt;T&gt;::forward_iterator &amp;list&lt;T&gt;::forward_iterator::operator++()</text:p>
      <text:p text:style-name="P15">{</text:p>
      <text:p text:style-name="P15"><text:s text:c="4"/>if (it_ptr == nullptr)</text:p>
      <text:p text:style-name="P15"><text:s text:c="8"/>throw "error: out of range";</text:p>
      <text:p text:style-name="P15"><text:s text:c="4"/>*this = it_ptr-&gt;next();</text:p>
      <text:p text:style-name="P15"><text:s text:c="4"/>return *this;</text:p>
      <text:p text:style-name="P15">}</text:p>
      <text:p text:style-name="P15"/>
      <text:p text:style-name="P15">template &lt;class T&gt;</text:p>
      <text:p text:style-name="P15">typename list&lt;T&gt;::forward_iterator list&lt;T&gt;::forward_iterator::operator++(int)</text:p>
      <text:p text:style-name="P15">{</text:p>
      <text:p text:style-name="P15"><text:s text:c="4"/>forward_iterator old = *this;</text:p>
      <text:p text:style-name="P15"><text:s text:c="4"/>++*this;</text:p>
      <text:p text:style-name="P15"><text:s text:c="4"/>return old;</text:p>
      <text:p text:style-name="P15">}</text:p>
      <text:p text:style-name="P15"/>
      <text:p text:style-name="P15">template &lt;class T&gt;</text:p>
      <text:p text:style-name="P15">bool list&lt;T&gt;::forward_iterator::operator==(const forward_iterator &amp;other) const</text:p>
      <text:p text:style-name="P15">{</text:p>
      <text:p text:style-name="P15"><text:s text:c="4"/>return it_ptr == other.it_ptr;</text:p>
      <text:p text:style-name="P15">}</text:p>
      <text:p text:style-name="P15"/>
      <text:p text:style-name="P15">template &lt;class T&gt;</text:p>
      <text:p text:style-name="P15">bool list&lt;T&gt;::forward_iterator::operator!=(const forward_iterator &amp;other) const</text:p>
      <text:p text:style-name="P15">{</text:p>
      <text:p text:style-name="P15"><text:s text:c="4"/>return it_ptr != other.it_ptr;</text:p>
      <text:p text:style-name="P15">}</text:p>
      <text:p text:style-name="P29">Allocator.h:</text:p>
      <text:p text:style-name="P30">#ifndef ALLOCATOR_H</text:p>
      <text:p text:style-name="P30">#define ALLOCATOR_H</text:p>
      <text:p text:style-name="P30"><text:soft-page-break/></text:p>
      <text:p text:style-name="P30">#include "vector.h"</text:p>
      <text:p text:style-name="P30">#include &lt;cstdlib&gt;</text:p>
      <text:p text:style-name="P30"/>
      <text:p text:style-name="P30">template &lt;class T, size_t BLOCK_SIZE&gt;</text:p>
      <text:p text:style-name="P30">class TAllocator</text:p>
      <text:p text:style-name="P30">{</text:p>
      <text:p text:style-name="P30">public:</text:p>
      <text:p text:style-name="P30"><text:s text:c="4"/>using value_type = T;</text:p>
      <text:p text:style-name="P30"><text:s text:c="4"/>using pointer = T *;</text:p>
      <text:p text:style-name="P30"><text:s text:c="4"/>using const_pointer = const T *;</text:p>
      <text:p text:style-name="P30"><text:s text:c="4"/>using size_type = std::size_t;</text:p>
      <text:p text:style-name="P30"/>
      <text:p text:style-name="P30"><text:s text:c="4"/>TAllocator() : Buffer_(nullptr), FreeBlocks_(0)</text:p>
      <text:p text:style-name="P30"><text:s text:c="4"/>{</text:p>
      <text:p text:style-name="P30"><text:s text:c="4"/>}</text:p>
      <text:p text:style-name="P30"/>
      <text:p text:style-name="P30"><text:s text:c="4"/>~TAllocator() </text:p>
      <text:p text:style-name="P30"><text:s text:c="4"/>{</text:p>
      <text:p text:style-name="P30"><text:s text:c="8"/>free(Buffer_);</text:p>
      <text:p text:style-name="P30"><text:s text:c="4"/>}</text:p>
      <text:p text:style-name="P30"/>
      <text:p text:style-name="P30"><text:s text:c="4"/>template &lt;class U&gt;</text:p>
      <text:p text:style-name="P30"><text:s text:c="4"/>struct rebind</text:p>
      <text:p text:style-name="P30"><text:s text:c="4"/>{</text:p>
      <text:p text:style-name="P30"><text:s text:c="8"/>using other = TAllocator&lt;U, BLOCK_SIZE&gt;;</text:p>
      <text:p text:style-name="P30"><text:s text:c="4"/>};</text:p>
      <text:p text:style-name="P30"/>
      <text:p text:style-name="P30"><text:s text:c="4"/>T *allocate(size_t n)</text:p>
      <text:p text:style-name="P30"><text:s text:c="4"/>{</text:p>
      <text:p text:style-name="P30"><text:s text:c="8"/>if (!Buffer_)</text:p>
      <text:p text:style-name="P30"><text:s text:c="8"/>{</text:p>
      <text:p text:style-name="P30"><text:s text:c="12"/>Buffer_ = (T *)malloc(BLOCK_SIZE * sizeof(T));</text:p>
      <text:p text:style-name="P30"><text:s text:c="12"/>FreeBlocks_.Resize(BLOCK_SIZE);</text:p>
      <text:p text:style-name="P30"><text:s text:c="12"/>FreeBlocksFill();</text:p>
      <text:p text:style-name="P30"><text:s text:c="8"/>}</text:p>
      <text:p text:style-name="P30"/>
      <text:p text:style-name="P30"><text:s text:c="8"/>int i = SearchFreeSpace(n);</text:p>
      <text:p text:style-name="P30"><text:s text:c="8"/>FreeBlocks_.Erase(FreeBlocks_.begin() + i - n + 1, FreeBlocks_.begin() + i + 1);</text:p>
      <text:p text:style-name="P30"><text:s text:c="8"/>return Buffer_ + i;</text:p>
      <text:p text:style-name="P30"><text:s text:c="4"/>}</text:p>
      <text:p text:style-name="P30"/>
      <text:p text:style-name="P30"><text:s text:c="4"/>void deallocate(T *ptr, size_t n)</text:p>
      <text:p text:style-name="P30"><text:s text:c="4"/>{</text:p>
      <text:p text:style-name="P30"><text:s text:c="8"/>for (int i = 0; i &lt; n; ++i)</text:p>
      <text:p text:style-name="P30"><text:s text:c="8"/>{</text:p>
      <text:p text:style-name="P30"><text:s text:c="12"/>FreeBlocks_.PushBack(ptr + i);</text:p>
      <text:p text:style-name="P30"><text:s text:c="8"/>}</text:p>
      <text:p text:style-name="P30"><text:s text:c="4"/>}</text:p>
      <text:p text:style-name="P30"/>
      <text:p text:style-name="P30"><text:s text:c="4"/>template &lt;typename U, typename... Args&gt;</text:p>
      <text:p text:style-name="P30"><text:s text:c="4"/>void construct(U *p, Args &amp;&amp;... args)</text:p>
      <text:p text:style-name="P30"><text:soft-page-break/><text:s text:c="4"/>{</text:p>
      <text:p text:style-name="P30"><text:s text:c="8"/>new (p) U(std::forward&lt;Args&gt;(args)...);</text:p>
      <text:p text:style-name="P30"><text:s text:c="4"/>}</text:p>
      <text:p text:style-name="P30"/>
      <text:p text:style-name="P30"><text:s text:c="4"/>void destroy(pointer p)</text:p>
      <text:p text:style-name="P30"><text:s text:c="4"/>{</text:p>
      <text:p text:style-name="P30"><text:s text:c="8"/>p-&gt;~T();</text:p>
      <text:p text:style-name="P30"><text:s text:c="4"/>}</text:p>
      <text:p text:style-name="P30"/>
      <text:p text:style-name="P30">private:</text:p>
      <text:p text:style-name="P30"><text:s text:c="4"/>T *Buffer_;</text:p>
      <text:p text:style-name="P30"><text:s text:c="4"/>TVector&lt;T *&gt; FreeBlocks_;</text:p>
      <text:p text:style-name="P30"/>
      <text:p text:style-name="P30"><text:s text:c="4"/>void FreeBlocksFill()</text:p>
      <text:p text:style-name="P30"><text:s text:c="4"/>{</text:p>
      <text:p text:style-name="P30"><text:s text:c="8"/>for (int i = 0; i &lt; BLOCK_SIZE; ++i)</text:p>
      <text:p text:style-name="P30"><text:s text:c="8"/>{</text:p>
      <text:p text:style-name="P30"><text:s text:c="12"/>FreeBlocks_[i] = Buffer_ + i;</text:p>
      <text:p text:style-name="P30"><text:s text:c="8"/>}</text:p>
      <text:p text:style-name="P30"><text:s text:c="4"/>}</text:p>
      <text:p text:style-name="P30"/>
      <text:p text:style-name="P30"><text:s text:c="4"/>int SearchFreeSpace(size_t n)</text:p>
      <text:p text:style-name="P30"><text:s text:c="4"/>{</text:p>
      <text:p text:style-name="P30"><text:s text:c="8"/>size_t total = 0;</text:p>
      <text:p text:style-name="P30"/>
      <text:p text:style-name="P30"><text:s text:c="8"/>int i = FreeBlocks_.Size() - 1;</text:p>
      <text:p text:style-name="P30"><text:s text:c="8"/>for (; i &gt;= 0; --i)</text:p>
      <text:p text:style-name="P30"><text:s text:c="8"/>{</text:p>
      <text:p text:style-name="P30"><text:s text:c="12"/>total = 1;</text:p>
      <text:p text:style-name="P30"><text:s text:c="12"/>for (int j = i; j &gt; 0 &amp;&amp; total &lt; n; --j)</text:p>
      <text:p text:style-name="P30"><text:s text:c="12"/>{</text:p>
      <text:p text:style-name="P30"><text:s text:c="16"/>if (FreeBlocks_[j] - FreeBlocks_[j - 1] == 1)</text:p>
      <text:p text:style-name="P30"><text:s text:c="20"/>++total;</text:p>
      <text:p text:style-name="P30"><text:s text:c="12"/>}</text:p>
      <text:p text:style-name="P30"><text:s text:c="12"/>if (total &gt;= n)</text:p>
      <text:p text:style-name="P30"><text:s text:c="16"/>break;</text:p>
      <text:p text:style-name="P30"><text:s text:c="8"/>}</text:p>
      <text:p text:style-name="P30"/>
      <text:p text:style-name="P30"><text:s text:c="8"/>if (total &lt; n)</text:p>
      <text:p text:style-name="P30"><text:s text:c="12"/>throw std::bad_alloc();</text:p>
      <text:p text:style-name="P30"/>
      <text:p text:style-name="P30"><text:s text:c="8"/>return i;</text:p>
      <text:p text:style-name="P30"><text:s text:c="4"/>}</text:p>
      <text:p text:style-name="P30">};</text:p>
      <text:p text:style-name="P30"/>
      <text:p text:style-name="P30">#endif</text:p>
      <text:p text:style-name="P30"/>
      <text:p text:style-name="P13"><text:tab/><text:span text:style-name="T31">6. </text:span>Выводы</text:p>
      <text:list xml:id="list1405372462120" text:continue-numbering="true" text:style-name="WWNum1">
        <text:list-header>
          <text:p text:style-name="P22"><text:span text:style-name="T6">По мере выполнения данной </text:span><text:span text:style-name="T7">лабораторной работы</text:span><text:span text:style-name="T6"> я </text:span><text:span text:style-name="T7">закрепил навыки работы с шаблонами функций, классов; </text:span><text:span text:style-name="T9">получил опыт написания кастомных аллокаторов</text:span><text:span text:style-name="T7">. Я также описал класс для работы с </text:span><text:span text:style-name="T9">очерелью</text:span><text:span text:style-name="T7">, </text:span><text:soft-page-break/><text:span text:style-name="T7">используя умные указатели; разработал итераторы <text:s/>для работы с </text:span><text:span text:style-name="T9">ней</text:span><text:span text:style-name="T7"> же. </text:span><text:span text:style-name="T9">И, главное, использовал кастомный аллокатор при выделении памяти в ней. </text:span></text:p>
          <text:p text:style-name="P23"><text:span text:style-name="T7">Фрагментация и потери в производительности, связанные с использованием динамической памяти – </text:span><text:span text:style-name="T10">то, что позволяет избежать написание своих аллокаторов</text:span><text:span text:style-name="T7">. Проекты, где управление и распределение памяти не продумано надлежащим образом, часто страдают от случайных сбоев после длительной сессии из-за нехватки памяти (которые, кстати, практически невозможно воспроизвести) и стоят сотни часов работы программистов, пытающихся освободить память и реорганизовать её выделение.</text:span></text:p>
          <text:p text:style-name="P46">Литература</text:p>
        </text:list-header>
      </text:list>
      <text:p text:style-name="P26">1. Альтернативные аллокаторы памяти<text:span text:style-name="T27"> [Электронный Ресурс]. URL: <text:s/></text:span><text:a xlink:type="simple" xlink:href="https://habr.com/ru/post/274827/" text:style-name="Internet_20_link" text:visited-style-name="Visited_20_Internet_20_Link"><text:span text:style-name="T27">https://habr.com/ru/post/274827/</text:span></text:a><text:span text:style-name="T27"> </text:span><text:span text:style-name="T29">(дата обращения – </text:span><text:span text:style-name="T39">02</text:span><text:span text:style-name="T29">.1</text:span><text:span text:style-name="T39">2</text:span><text:span text:style-name="T29">.2020)</text:span></text:p>
      <text:p text:style-name="P24"><text:span text:style-name="T11">2.<text:tab/>Smart Pointers Queue Implementation</text:span><text:span text:style-name="T12"> [Электронный Ресурс]. URL: </text:span><text:a xlink:type="simple" xlink:href="https://codereview.stackexchange.com/questions/152942/smart-pointers-queue-implementation" text:style-name="Internet_20_link" text:visited-style-name="Visited_20_Internet_20_Link"><text:span text:style-name="T12">https://codereview.stackexchange.com/questions/152942/smart-pointers-queue-implementation</text:span></text:a><text:span text:style-name="T12"> </text:span><text:span text:style-name="T7">(дата обращения – </text:span><text:span text:style-name="T10">02.12</text:span><text:span text:style-name="T7">.2020) </text:span></text:p>
      <text:p text:style-name="P25"><text:span text:style-name="T11">3.<text:tab/>CppCon 2017: Bob Steagall “How to Write a Custom Allocator”</text:span><text:span text:style-name="T12"> [Электронный Ресурс] URL: </text:span><text:a xlink:type="simple" xlink:href="https://www.youtube.com/watch?v=kSWfushlvB8" text:style-name="Internet_20_link" text:visited-style-name="Visited_20_Internet_20_Link"><text:span text:style-name="T7">https://www.youtube.com/watch?v=kSWfushlvB8</text:span></text:a><text:span text:style-name="T7"> (дата обращения – </text:span><text:span text:style-name="T10">02.12</text:span><text:span text:style-name="T7">.2020)</text:span></text:p>
      <text:list xml:id="list1405602117254" text:continue-numbering="true" text:style-name="WWNum1">
        <text:list-header>
          <text:p text:style-name="P31"/>
        </text:list-header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Times New Roman2" svg:font-family="'Times New Roman'"/>
    <style:font-face style:name="apple-system" svg:font-family="apple-system, BlinkMacSystemFont, 'Segoe UI', Arial, sans-serif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ucida Console" svg:font-family="'Lucida Console'" style:font-family-generic="roman" style:font-pitch="variable"/>
    <style:font-face style:name="Times New Roman1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Lucida Console1" svg:font-family="'Lucida Console'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line-height="0.1665in" fo:text-align="start" style:justify-single-word="false" fo:text-indent="0in" style:auto-text-indent="false"/>
      <style:text-properties style:font-name="Calibri" fo:font-family="Calibri" style:font-family-generic="roman" style:font-pitch="variable" fo:font-size="10pt" style:font-size-asian="10pt" style:language-asian="ar" style:country-asian="SA" style:font-size-complex="10pt"/>
    </style:style>
    <style:style style:name="ListBul2" style:family="paragraph" style:parent-style-name="Standard" style:default-outline-level="">
      <style:paragraph-properties fo:margin-top="0in" fo:margin-bottom="0.0835in" loext:contextual-spacing="false" fo:line-height="0.1665in" fo:text-align="justify" style:justify-single-word="false"/>
      <style:text-properties fo:font-size="10pt" style:font-size-asian="10pt" style:language-asian="ar" style:country-asian="SA" style:font-size-complex="10pt"/>
    </style:style>
    <style:style style:name="СписокБ" style:family="paragraph" style:parent-style-name="Standard" style:default-outline-level="">
      <style:paragraph-properties fo:margin-top="0in" fo:margin-bottom="0.0555in" loext:contextual-spacing="false" fo:line-height="0.1665in" fo:text-align="justify" style:justify-single-word="false" style:vertical-align="baseline"/>
      <style:text-properties fo:font-size="10pt" style:font-size-asian="10pt" style:language-asian="ar" style:country-asian="SA" style:font-size-complex="10pt"/>
    </style:style>
    <style:style style:name="АКАЗаг2" style:family="paragraph" style:parent-style-name="Heading_20_2" style:default-outline-level="">
      <style:paragraph-properties fo:margin-top="0.1665in" fo:margin-bottom="0.0835in" loext:contextual-spacing="false" fo:line-height="0.1665in" fo:text-align="start" style:justify-single-word="false"/>
      <style:text-properties fo:font-style="normal" fo:font-weight="bold" style:language-asian="ar" style:country-asian="SA" style:font-style-asian="normal" style:font-weight-asian="bold" style:font-style-complex="normal" style:font-weight-complex="bold"/>
    </style:style>
    <style:style style:name="listing_5f_nazv" style:display-name="listing_nazv" style:family="paragraph" style:parent-style-name="Standard" style:default-outline-level="">
      <style:paragraph-properties fo:margin-top="0.1665in" fo:margin-bottom="0.0417in" loext:contextual-spacing="false" fo:line-height="0.1665in" fo:text-align="justify" style:justify-single-word="false" fo:keep-with-next="always"/>
      <style:text-properties style:font-name="Arial" fo:font-family="Arial" style:font-family-generic="roman" style:font-pitch="variable" fo:font-size="9pt" style:font-name-asian="Arial2" style:font-family-asian="Arial" style:font-family-generic-asian="system" style:font-pitch-asian="variable" style:font-size-asian="9pt" style:language-asian="ar" style:country-asian="SA" style:font-size-complex="10pt"/>
    </style:style>
    <style:style style:name="listing_5f_body" style:display-name="listing_body" style:family="paragraph" style:default-outline-level="">
      <style:paragraph-properties fo:margin-top="0in" fo:margin-bottom="0.0555in" loext:contextual-spacing="false" fo:orphans="2" fo:widows="2" fo:hyphenation-ladder-count="no-limit" style:writing-mode="lr-tb">
        <style:tab-stops>
          <style:tab-stop style:position="0.2598in"/>
          <style:tab-stop style:position="0.528in"/>
          <style:tab-stop style:position="0.7953in"/>
          <style:tab-stop style:position="1.0634in"/>
          <style:tab-stop style:position="1.3307in"/>
          <style:tab-stop style:position="1.5984in"/>
          <style:tab-stop style:position="1.8701in"/>
          <style:tab-stop style:position="2.1382in"/>
          <style:tab-stop style:position="2.4055in"/>
          <style:tab-stop style:position="2.6736in"/>
          <style:tab-stop style:position="2.9409in"/>
          <style:tab-stop style:position="3.2091in"/>
          <style:tab-stop style:position="3.4772in"/>
          <style:tab-stop style:position="3.7445in"/>
          <style:tab-stop style:position="4.0126in"/>
          <style:tab-stop style:position="4.2799in"/>
          <style:tab-stop style:position="4.548in"/>
          <style:tab-stop style:position="4.8154in"/>
        </style:tab-stops>
      </style:paragraph-properties>
      <style:text-properties style:use-window-font-color="true" style:font-name="Lucida Console" fo:font-family="'Lucida Console'" style:font-family-generic="roman" style:font-pitch="variable" fo:font-size="8pt" fo:language="ru" fo:country="RU" style:font-name-asian="Lucida Console1" style:font-family-asian="'Lucida Console'" style:font-family-generic-asian="system" style:font-pitch-asian="variable" style:font-size-asian="8pt" style:language-asian="ar" style:country-asian="SA" style:font-name-complex="Liberation Serif" style:font-family-complex="'Liberation Serif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ListBul" style:family="paragraph" style:parent-style-name="Standard" style:default-outline-level="">
      <style:paragraph-properties fo:margin-top="0in" fo:margin-bottom="0.0835in" loext:contextual-spacing="false" fo:line-height="0.1665in" fo:text-align="justify" style:justify-single-word="false"/>
      <style:text-properties fo:font-size="10pt" style:font-size-asian="10pt" style:language-asian="ar" style:country-asian="SA" style:font-size-complex="10pt"/>
    </style:style>
    <style:style style:name="ListNum" style:family="paragraph" style:parent-style-name="Standard" style:default-outline-level="">
      <style:paragraph-properties fo:margin-top="0in" fo:margin-bottom="0.0835in" loext:contextual-spacing="false" fo:line-height="0.1665in" fo:text-align="justify" style:justify-single-word="false"/>
      <style:text-properties fo:font-size="10pt" style:font-size-asian="10pt" style:language-asian="ar" style:country-asian="SA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WW8Num2z0" style:family="text">
      <style:text-properties style:font-name="Times New Roman1" fo:font-family="'Times New Roman'" style:font-family-generic="roman" style:font-pitch="variable" fo:font-size="14pt" style:text-underline-style="none" style:font-size-asian="14pt" style:font-name-complex="Times New Roman1" style:font-family-complex="'Times New Roman'" style:font-family-generic-complex="roman" style:font-pitch-complex="variable"/>
    </style:style>
    <style:style style:name="WW8Num2z1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er_20_Char" style:display-name="Footer Char" style:family="text">
      <style:text-properties fo:font-size="14pt" style:font-size-asian="14pt"/>
    </style:style>
    <style:style style:name="kursiv" style:family="text">
      <style:text-properties fo:font-style="italic" style:font-style-asian="italic"/>
    </style:style>
    <style:style style:name="Unresolved_20_Mention" style:display-name="Unresolved Mention" style:family="text">
      <style:text-properties fo:color="#605e5c" fo:background-color="#c0c0c0"/>
    </style:style>
    <style:style style:name="bold" style:family="text">
      <style:text-properties fo:font-weight="bold" style:font-weight-asian="bold"/>
    </style:style>
    <style:style style:name="command" style:family="text">
      <style:text-properties fo:color="#ff0000"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Default_20_Paragraph_20_Font" style:display-name="Default Paragraph Font" style:family="text"/>
    <style:style style:name="WW8Num17z8" style:family="text"/>
    <style:style style:name="WW8Num17z7" style:family="text"/>
    <style:style style:name="WW8Num17z6" style:family="text"/>
    <style:style style:name="WW8Num17z5" style:family="text"/>
    <style:style style:name="WW8Num17z4" style:family="text"/>
    <style:style style:name="WW8Num17z3" style:family="text"/>
    <style:style style:name="WW8Num17z2" style:family="text"/>
    <style:style style:name="WW8Num17z1" style:family="text"/>
    <style:style style:name="WW8Num17z0" style:family="text"/>
    <style:style style:name="WW8Num16z8" style:family="text"/>
    <style:style style:name="WW8Num16z7" style:family="text"/>
    <style:style style:name="WW8Num16z6" style:family="text"/>
    <style:style style:name="WW8Num16z5" style:family="text"/>
    <style:style style:name="WW8Num16z4" style:family="text"/>
    <style:style style:name="WW8Num16z3" style:family="text"/>
    <style:style style:name="WW8Num16z2" style:family="text"/>
    <style:style style:name="WW8Num16z1" style:family="text"/>
    <style:style style:name="WW8Num16z0" style:family="text"/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4z8" style:family="text"/>
    <style:style style:name="WW8Num14z7" style:family="text"/>
    <style:style style:name="WW8Num14z6" style:family="text"/>
    <style:style style:name="WW8Num14z5" style:family="text"/>
    <style:style style:name="WW8Num14z4" style:family="text"/>
    <style:style style:name="WW8Num14z3" style:family="text"/>
    <style:style style:name="WW8Num14z2" style:family="text"/>
    <style:style style:name="WW8Num14z1" style:family="text"/>
    <style:style style:name="WW8Num14z0" style:family="text"/>
    <style:style style:name="WW8Num1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3z0" style:family="text">
      <style:text-properties fo:color="#000000" style:font-name="Wingdings" fo:font-family="Wingdings" style:font-family-generic="roman" style:font-pitch="variable" fo:font-size="8pt" style:font-name-asian="Times New Roman3" style:font-family-asian="'Times New Roman'" style:font-family-generic-asian="system" style:font-pitch-asian="variable" style:font-size-asian="8pt"/>
    </style:style>
    <style:style style:name="WW8Num12z8" style:family="text"/>
    <style:style style:name="WW8Num12z7" style:family="text"/>
    <style:style style:name="WW8Num12z6" style:family="text"/>
    <style:style style:name="WW8Num12z5" style:family="text"/>
    <style:style style:name="WW8Num12z4" style:family="text"/>
    <style:style style:name="WW8Num12z3" style:family="text"/>
    <style:style style:name="WW8Num12z2" style:family="text"/>
    <style:style style:name="WW8Num12z1" style:family="text"/>
    <style:style style:name="WW8Num12z0" style:family="text"/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1z0" style:family="text">
      <style:text-properties style:font-name="Wingdings" fo:font-family="Wingdings" style:font-family-generic="roman" style:font-pitch="variable" fo:font-size="10pt" style:font-name-asian="Wingdings1" style:font-family-asian="Wingdings" style:font-family-generic-asian="system" style:font-pitch-asian="variable" style:font-size-asian="10pt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fo:color="#000000" style:font-name="Wingdings" fo:font-family="Wingdings" style:font-family-generic="roman" style:font-pitch="variable" fo:font-size="8pt" style:font-name-asian="Wingdings1" style:font-family-asian="Wingdings" style:font-family-generic-asian="system" style:font-pitch-asian="variable" style:font-size-asian="8pt" style:font-size-complex="8pt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>
      <style:text-properties fo:font-size="12pt" style:font-size-asian="12pt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/>
    <style:style style:name="ListLabel_20_10" style:display-name="ListLabel 10" style:family="text">
      <style:text-properties style:font-name-asian="Courier New1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Wingdings1" style:font-family-asian="Wingdings" style:font-family-generic-asian="system" style:font-pitch-asian="variable"/>
    </style:style>
    <style:style style:name="ListLabel_20_12" style:display-name="ListLabel 12" style:family="text">
      <style:text-properties style:font-name-asian="Symbol" style:font-family-asian="Symbol" style:font-family-generic-asian="system" style:font-pitch-asian="variable"/>
    </style:style>
    <style:style style:name="ListLabel_20_13" style:display-name="ListLabel 13" style:family="text">
      <style:text-properties style:font-name-asian="Courier New1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Wingdings1" style:font-family-asian="Wingdings" style:font-family-generic-asian="system" style:font-pitch-asian="variable"/>
    </style:style>
    <style:style style:name="ListLabel_20_15" style:display-name="ListLabel 15" style:family="text">
      <style:text-properties style:font-name-asian="Symbol" style:font-family-asian="Symbol" style:font-family-generic-asian="system" style:font-pitch-asian="variable"/>
    </style:style>
    <style:style style:name="ListLabel_20_16" style:display-name="ListLabel 16" style:family="text">
      <style:text-properties style:font-name-asian="Courier New1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Wingdings1" style:font-family-asian="Wingdings" style:font-family-generic-asian="system" style:font-pitch-asian="variable"/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3.25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48in" fo:margin-left="0.24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6457in"/>
        </style:list-level-properties>
      </text:list-level-style-number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1.1457in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1.6457in"/>
        </style:list-level-properties>
        <style:text-properties fo:font-family="Wingdings" style:font-family-generic="decorative" style:font-pitch="variable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.1457in"/>
        </style:list-level-properties>
        <style:text-properties fo:font-family="Symbol" style:font-family-generic="decorative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2.6457in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3.1457in"/>
        </style:list-level-properties>
        <style:text-properties fo:font-family="Wingdings" style:font-family-generic="decorative" style:font-pitch="variable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6457in"/>
        </style:list-level-properties>
        <style:text-properties fo:font-family="Symbol" style:font-family-generic="decorative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25in" fo:margin-left="4.1457in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25in" fo:margin-left="4.6457in"/>
        </style:list-level-properties>
        <style:text-properties fo:font-family="Wingdings" style:font-family-generic="decorative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6457in"/>
        </style:list-level-properties>
      </text:list-level-style-number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1457in"/>
        </style:list-level-properties>
        <style:text-properties fo:font-family="'Courier New'"/>
      </text:list-level-style-bullet>
      <text:list-level-style-bullet text:level="3" text:style-name="ListLabel_20_11" text:bullet-char="">
        <style:list-level-properties text:list-level-position-and-space-mode="label-alignment">
          <style:list-level-label-alignment text:label-followed-by="listtab" fo:text-indent="-0.25in" fo:margin-left="1.6457in"/>
        </style:list-level-properties>
        <style:text-properties fo:font-family="Wingdings" style:font-charset="x-symbol"/>
      </text:list-level-style-bullet>
      <text:list-level-style-bullet text:level="4" text:style-name="ListLabel_20_12" text:bullet-char="">
        <style:list-level-properties text:list-level-position-and-space-mode="label-alignment">
          <style:list-level-label-alignment text:label-followed-by="listtab" fo:text-indent="-0.25in" fo:margin-left="2.1457in"/>
        </style:list-level-properties>
        <style:text-properties fo:font-family="Symbol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25in" fo:margin-left="2.6457in"/>
        </style:list-level-properties>
        <style:text-properties fo:font-family="'Courier New'"/>
      </text:list-level-style-bullet>
      <text:list-level-style-bullet text:level="6" text:style-name="ListLabel_20_14" text:bullet-char="">
        <style:list-level-properties text:list-level-position-and-space-mode="label-alignment">
          <style:list-level-label-alignment text:label-followed-by="listtab" fo:text-indent="-0.25in" fo:margin-left="3.1457in"/>
        </style:list-level-properties>
        <style:text-properties fo:font-family="Wingdings" style:font-charset="x-symbol"/>
      </text:list-level-style-bullet>
      <text:list-level-style-bullet text:level="7" text:style-name="ListLabel_20_15" text:bullet-char="">
        <style:list-level-properties text:list-level-position-and-space-mode="label-alignment">
          <style:list-level-label-alignment text:label-followed-by="listtab" fo:text-indent="-0.25in" fo:margin-left="3.6457in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25in" fo:margin-left="4.1457in"/>
        </style:list-level-properties>
        <style:text-properties fo:font-family="'Courier New'"/>
      </text:list-level-style-bullet>
      <text:list-level-style-bullet text:level="9" text:style-name="ListLabel_20_17" text:bullet-char="">
        <style:list-level-properties text:list-level-position-and-space-mode="label-alignment">
          <style:list-level-label-alignment text:label-followed-by="listtab" fo:text-indent="-0.25in" fo:margin-left="4.6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family-generic="decorative" style:font-pitch="variable" style:font-charset="x-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family-generic="decorative" style:font-pitch="variable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family-generic="decorative" style:font-pitch="variable" style:font-charset="x-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family-generic="decorative" style:font-pitch="variable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family-generic="decorative" style:font-pitch="variable" style:font-charset="x-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family-generic="decorative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2-02T00:14:03.604818604</dc:date>
    <meta:editing-duration>PT1H59M25S</meta:editing-duration>
    <meta:editing-cycles>16</meta:editing-cycles>
    <meta:document-statistic meta:table-count="0" meta:image-count="0" meta:object-count="0" meta:page-count="17" meta:paragraph-count="682" meta:word-count="2426" meta:character-count="18215" meta:non-whitespace-character-count="14266"/>
  </office:meta>
</office:document-meta>
</file>